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875in" fo:margin-left="-0.1229in" table:align="left" style:writing-mode="lr-tb"/>
    </style:style>
    <style:style style:name="Table1.A" style:family="table-column">
      <style:table-column-properties style:column-width="3.1229in"/>
    </style:style>
    <style:style style:name="Table1.B" style:family="table-column">
      <style:table-column-properties style:column-width="3.0646in"/>
    </style:style>
    <style:style style:name="Table1.1" style:family="table-row">
      <style:table-row-properties fo:keep-together="auto"/>
    </style:style>
    <style:style style:name="Table1.A1" style:family="table-cell">
      <style:table-cell-properties style:vertical-align="top" fo:padding-left="0.0799in" fo:padding-right="0.0799in" fo:padding-top="0in" fo:padding-bottom="0in" fo:border="none" style:writing-mode="lr-tb"/>
    </style:style>
    <style:style style:name="Table1.B1" style:family="table-cell">
      <style:table-cell-properties style:vertical-align="top" fo:padding-left="0.0799in" fo:padding-right="0.0799in" fo:padding-top="0.0382in" fo:padding-bottom="0.0382in" fo:border="none" style:writing-mode="lr-tb"/>
    </style:style>
    <style:style style:name="Table1.4" style:family="table-row">
      <style:table-row-properties style:min-row-height="0.6104in" fo:keep-together="auto"/>
    </style:style>
    <style:style style:name="Table1.5" style:family="table-row">
      <style:table-row-properties style:min-row-height="0.7in" fo:keep-together="auto"/>
    </style:style>
    <style:style style:name="Table2" style:family="table">
      <style:table-properties style:width="6.8125in" fo:margin-left="-0.0417in" fo:margin-top="0in" fo:margin-bottom="0in" table:align="left" style:writing-mode="lr-tb"/>
    </style:style>
    <style:style style:name="Table2.A" style:family="table-column">
      <style:table-column-properties style:column-width="5.8125in"/>
    </style:style>
    <style:style style:name="Table2.B" style:family="table-column">
      <style:table-column-properties style:column-width="1in"/>
    </style:style>
    <style:style style:name="Table2.1" style:family="table-row">
      <style:table-row-properties style:row-height="0.3in" fo:keep-together="auto"/>
    </style:style>
    <style:style style:name="Table2.A1" style:family="table-cell">
      <style:table-cell-properties style:vertical-align="bottom" fo:padding-left="0.0208in" fo:padding-right="0.0208in" fo:padding-top="0in" fo:padding-bottom="0in" fo:border="none"/>
    </style:style>
    <style:style style:name="Table2.13" style:family="table-row">
      <style:table-row-properties style:row-height="0.475in" fo:keep-together="auto"/>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1" fo:font-size="10pt" fo:language="en" fo:country="CA" fo:font-style="italic" style:font-size-asian="10pt" style:font-style-asian="italic" style:font-name-complex="Arial1" style:font-style-complex="italic"/>
    </style:style>
    <style:style style:name="P3" style:family="paragraph" style:parent-style-name="Standard">
      <style:paragraph-properties fo:text-align="justify" style:justify-single-word="false"/>
      <style:text-properties style:font-name="Arial1" fo:font-size="11pt" style:font-size-asian="11pt" style:font-name-complex="Arial1" style:font-size-complex="11pt"/>
    </style:style>
    <style:style style:name="P4" style:family="paragraph" style:parent-style-name="Standard">
      <style:paragraph-properties fo:text-align="justify" style:justify-single-word="false" fo:padding-left="0in" fo:padding-right="0in" fo:padding-top="0in" fo:padding-bottom="0.0138in" fo:border-left="none" fo:border-right="none" fo:border-top="none" fo:border-bottom="0.51pt solid #000000" style:shadow="none"/>
      <style:text-properties style:font-name="Arial1" fo:font-size="11pt" style:font-size-asian="11pt" style:font-name-complex="Arial1" style:font-size-complex="11pt"/>
    </style:style>
    <style:style style:name="P5" style:family="paragraph" style:parent-style-name="Standard">
      <style:paragraph-properties fo:text-align="justify" style:justify-single-word="false" style:snap-to-layout-grid="false"/>
      <style:text-properties style:font-name="Arial1" fo:font-size="11pt" officeooo:paragraph-rsid="000da33a" style:font-size-asian="11pt" style:font-name-complex="Arial1" style:font-size-complex="11pt"/>
    </style:style>
    <style:style style:name="P6" style:family="paragraph" style:parent-style-name="Standard">
      <style:paragraph-properties fo:text-align="justify" style:justify-single-word="false" style:snap-to-layout-grid="false"/>
      <style:text-properties style:font-name="Arial1" fo:font-size="11pt" officeooo:paragraph-rsid="002b114d" style:font-size-asian="11pt" style:font-name-complex="Arial1" style:font-size-complex="11pt"/>
    </style:style>
    <style:style style:name="P7" style:family="paragraph" style:parent-style-name="Standard">
      <style:paragraph-properties fo:text-align="justify" style:justify-single-word="false" fo:hyphenation-ladder-count="no-limit">
        <style:tab-stops>
          <style:tab-stop style:position="-0.7874in"/>
          <style:tab-stop style:position="0.6252in"/>
        </style:tab-stops>
      </style:paragraph-properties>
      <style:text-properties style:font-name="Arial1" fo:font-size="11pt" style:font-size-asian="11pt" style:font-name-complex="Arial1" style:font-size-complex="11pt" fo:hyphenate="fals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ab-stops>
          <style:tab-stop style:position="-0.7874in"/>
        </style:tab-stops>
      </style:paragraph-properties>
      <style:text-properties style:font-name="Arial1" fo:font-size="11pt" style:font-size-asian="11pt" style:font-name-complex="Arial1" style:font-size-complex="11pt" fo:hyphenate="false" fo:hyphenation-remain-char-count="2" fo:hyphenation-push-char-count="2" loext:hyphenation-no-caps="false"/>
    </style:style>
    <style:style style:name="P9" style:family="paragraph" style:parent-style-name="Standard">
      <style:paragraph-properties fo:margin-left="1.9665in" fo:margin-right="0in" fo:text-align="justify" style:justify-single-word="false" fo:text-indent="0.4917in" style:auto-text-indent="false"/>
      <style:text-properties style:font-name="Arial1" fo:font-size="11pt" style:font-size-asian="11pt" style:font-name-complex="Arial1" style:font-size-complex="11pt"/>
    </style:style>
    <style:style style:name="P10"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style:font-name="Arial1" fo:font-size="11pt" style:font-size-asian="11pt" style:font-name-complex="Arial1" style:font-size-complex="11pt"/>
    </style:style>
    <style:style style:name="P11"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style:font-name="Arial1" fo:font-size="11pt" officeooo:paragraph-rsid="0006d547" style:font-size-asian="11pt" style:font-name-complex="Arial1" style:font-size-complex="11pt"/>
    </style:style>
    <style:style style:name="P12" style:family="paragraph" style:parent-style-name="Standard">
      <style:paragraph-properties fo:text-align="justify" style:justify-single-word="false"/>
      <style:text-properties style:font-name="Arial1" fo:font-size="11pt" officeooo:paragraph-rsid="0005d44c" style:font-size-asian="11pt" style:font-name-complex="Arial1" style:font-size-complex="11pt"/>
    </style:style>
    <style:style style:name="P13" style:family="paragraph" style:parent-style-name="Standard">
      <style:paragraph-properties fo:margin-left="0.0016in" fo:margin-right="0in" fo:text-align="justify" style:justify-single-word="false" fo:hyphenation-ladder-count="no-limit" fo:text-indent="-0.0016in" style:auto-text-indent="false" style:snap-to-layout-grid="false">
        <style:tab-stops>
          <style:tab-stop style:position="2.2516in"/>
        </style:tab-stops>
      </style:paragraph-properties>
      <style:text-properties style:font-name="Arial1" fo:font-size="11pt" style:font-size-asian="11pt" style:font-name-complex="Arial1" style:font-size-complex="11pt" style:font-weight-complex="bold" fo:hyphenate="false" fo:hyphenation-remain-char-count="2" fo:hyphenation-push-char-count="2" loext:hyphenation-no-caps="false"/>
    </style:style>
    <style:style style:name="P14" style:family="paragraph" style:parent-style-name="Standard">
      <style:paragraph-properties fo:margin-left="0in" fo:margin-right="0in" fo:text-align="start" style:justify-single-word="false" fo:text-indent="0in" style:auto-text-indent="false"/>
      <style:text-properties style:font-name="Arial1" fo:font-size="11pt" style:font-size-asian="11pt" style:font-name-complex="Arial1" style:font-size-complex="11pt"/>
    </style:style>
    <style:style style:name="P15" style:family="paragraph" style:parent-style-name="Standard">
      <style:paragraph-properties fo:text-align="justify" style:justify-single-word="false" style:snap-to-layout-grid="false"/>
      <style:text-properties style:font-name="Arial1" fo:font-size="11pt" officeooo:rsid="000da33a" officeooo:paragraph-rsid="000da33a" style:font-size-asian="11pt" style:font-name-complex="Arial1" style:font-size-complex="11pt"/>
    </style:style>
    <style:style style:name="P16" style:family="paragraph" style:parent-style-name="Standard">
      <style:paragraph-properties fo:text-align="justify" style:justify-single-word="false" style:snap-to-layout-grid="false"/>
      <style:text-properties style:font-name="Arial1" fo:font-size="11pt" officeooo:rsid="000da33a" officeooo:paragraph-rsid="002b114d" style:font-size-asian="11pt" style:font-name-complex="Arial1" style:font-size-complex="11pt"/>
    </style:style>
    <style:style style:name="P17"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style:font-name="Arial1" fo:font-size="11pt" officeooo:paragraph-rsid="000da33a" style:font-size-asian="11pt" style:font-size-complex="11pt"/>
    </style:style>
    <style:style style:name="P18" style:family="paragraph" style:parent-style-name="Standard">
      <loext:graphic-properties draw:fill-hatch-name="hatch"/>
      <style:paragraph-properties fo:margin-top="0.0201in" fo:margin-bottom="0.0201in" style:contextual-spacing="false" fo:line-height="100%" fo:text-align="justify" style:justify-single-word="false"/>
      <style:text-properties style:font-name="Arial1" fo:font-size="11pt" style:font-size-asian="11pt" style:font-size-complex="11pt"/>
    </style:style>
    <style:style style:name="P19" style:family="paragraph" style:parent-style-name="Standard">
      <style:paragraph-properties fo:text-align="justify" style:justify-single-word="false" fo:padding-left="0in" fo:padding-right="0in" fo:padding-top="0in" fo:padding-bottom="0.0138in" fo:border-left="none" fo:border-right="none" fo:border-top="none" fo:border-bottom="0.51pt solid #000000" style:shadow="none"/>
      <style:text-properties style:font-name="Arial1" fo:font-size="11pt" fo:font-weight="bold" style:font-size-asian="11pt" style:font-weight-asian="bold" style:font-name-complex="Arial1" style:font-size-complex="11pt"/>
    </style:style>
    <style:style style:name="P20" style:family="paragraph" style:parent-style-name="Standard">
      <style:paragraph-properties fo:text-align="justify" style:justify-single-word="false"/>
      <style:text-properties style:font-name="Arial1" fo:font-size="11pt" fo:font-weight="bold" officeooo:paragraph-rsid="002b114d" style:font-size-asian="11pt" style:font-weight-asian="bold" style:font-name-complex="Arial1" style:font-size-complex="11pt"/>
    </style:style>
    <style:style style:name="P21" style:family="paragraph" style:parent-style-name="Standard">
      <style:paragraph-properties fo:text-align="center" style:justify-single-word="false"/>
      <style:text-properties style:font-name="Arial1" fo:font-size="11pt" fo:font-weight="bold" style:font-size-asian="11pt" style:font-weight-asian="bold" style:font-name-complex="Arial1" style:font-size-complex="11pt"/>
    </style:style>
    <style:style style:name="P22"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style:font-name="Arial1" fo:font-size="11pt" fo:font-weight="bold" style:font-size-asian="11pt" style:font-weight-asian="bold" style:font-name-complex="Arial1" style:font-size-complex="11pt" style:font-weight-complex="bold"/>
    </style:style>
    <style:style style:name="P23" style:family="paragraph" style:parent-style-name="Standard">
      <style:paragraph-properties fo:text-align="center" style:justify-single-word="false"/>
      <style:text-properties style:font-name="Arial1" fo:font-size="11pt" fo:font-weight="bold" officeooo:rsid="0006d547" officeooo:paragraph-rsid="0006d547" style:font-size-asian="11pt" style:font-weight-asian="bold" style:font-name-complex="Arial1" style:font-size-complex="11pt" style:font-weight-complex="bold"/>
    </style:style>
    <style:style style:name="P24" style:family="paragraph" style:parent-style-name="Standard">
      <style:paragraph-properties fo:text-align="justify" style:justify-single-word="false"/>
      <style:text-properties style:font-name="Arial1" fo:font-size="11pt" fo:font-weight="bold" style:font-size-asian="11pt" style:language-asian="en" style:country-asian="US" style:font-weight-asian="bold" style:font-name-complex="Arial1" style:font-size-complex="11pt"/>
    </style:style>
    <style:style style:name="P25" style:family="paragraph" style:parent-style-name="Standard">
      <style:paragraph-properties fo:text-align="justify" style:justify-single-word="false" fo:hyphenation-ladder-count="no-limit">
        <style:tab-stops>
          <style:tab-stop style:position="-0.7799in"/>
          <style:tab-stop style:position="-0.2799in"/>
          <style:tab-stop style:position="1.2201in"/>
          <style:tab-stop style:position="1.7201in"/>
          <style:tab-stop style:position="3.5201in"/>
        </style:tab-stops>
      </style:paragraph-properties>
      <style:text-properties style:font-name="Arial1" fo:font-size="11pt" style:text-underline-style="solid" style:text-underline-width="auto" style:text-underline-color="font-color" fo:font-weight="bold" style:font-size-asian="11pt" style:font-weight-asian="bold" style:font-name-complex="Arial1" style:font-size-complex="11pt" fo:hyphenate="false" fo:hyphenation-remain-char-count="2" fo:hyphenation-push-char-count="2" loext:hyphenation-no-caps="false"/>
    </style:style>
    <style:style style:name="P26" style:family="paragraph" style:parent-style-name="Standard">
      <style:paragraph-properties fo:text-align="center" style:justify-single-word="fals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27" style:family="paragraph" style:parent-style-name="Standard">
      <loext:graphic-properties draw:fill-hatch-name="hatch"/>
      <style:paragraph-properties fo:margin-top="0.0201in" fo:margin-bottom="0.0201in" style:contextual-spacing="false" fo:line-height="100%" fo:text-align="justify" style:justify-single-word="fals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28" style:family="paragraph" style:parent-style-name="Standard">
      <style:paragraph-properties fo:line-height="150%" fo:text-align="justify" style:justify-single-word="false"/>
      <style:text-properties style:font-name="Arial1" fo:font-size="11pt" style:text-underline-style="solid" style:text-underline-width="auto" style:text-underline-color="font-color" fo:font-weight="bold" officeooo:paragraph-rsid="0005d44c" style:font-size-asian="11pt" style:font-weight-asian="bold" style:font-name-complex="Arial1" style:font-size-complex="11pt"/>
    </style:style>
    <style:style style:name="P29"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style:font-name="Arial1" fo:font-size="11pt" fo:language="fr" fo:country="FR" officeooo:rsid="00238e51" officeooo:paragraph-rsid="000951ad" style:font-size-asian="11pt" style:font-size-complex="11pt"/>
    </style:style>
    <style:style style:name="P30" style:family="paragraph" style:parent-style-name="Standard">
      <style:paragraph-properties fo:text-align="start" style:justify-single-word="false"/>
      <style:text-properties style:font-name="Arial1" fo:font-size="11pt" officeooo:paragraph-rsid="000951ad" style:font-name-asian="Arial1" style:font-size-asian="11pt" style:font-name-complex="Arial1" style:font-size-complex="11pt"/>
    </style:style>
    <style:style style:name="P31" style:family="paragraph" style:parent-style-name="Standard">
      <style:paragraph-properties fo:text-align="center" style:justify-single-word="false"/>
      <style:text-properties style:font-name="Arial1" fo:font-size="11pt" fo:font-weight="normal" officeooo:rsid="0006d547" officeooo:paragraph-rsid="0006d547" style:font-size-asian="11pt" style:font-weight-asian="normal" style:font-name-complex="Arial1" style:font-size-complex="11pt" style:font-weight-complex="normal"/>
    </style:style>
    <style:style style:name="P32" style:family="paragraph" style:parent-style-name="Standard">
      <style:paragraph-properties fo:line-height="150%" fo:text-align="justify" style:justify-single-word="false"/>
      <style:text-properties style:font-name="Arial1" fo:font-size="11pt" fo:language="en" fo:country="US" style:text-underline-style="solid" style:text-underline-width="auto" style:text-underline-color="font-color" fo:font-weight="bold" officeooo:paragraph-rsid="0021726e" style:font-size-asian="11pt" style:font-weight-asian="bold" style:font-name-complex="Arial1" style:font-size-complex="11pt" style:font-weight-complex="normal"/>
    </style:style>
    <style:style style:name="P33" style:family="paragraph" style:parent-style-name="Standard">
      <style:paragraph-properties fo:line-height="150%" fo:text-align="justify" style:justify-single-word="false"/>
      <style:text-properties style:font-name="Arial1" fo:font-size="11pt" fo:language="en" fo:country="US" style:text-underline-style="solid" style:text-underline-width="auto" style:text-underline-color="font-color" fo:font-weight="bold" officeooo:rsid="00221320" officeooo:paragraph-rsid="0005d44c" style:font-size-asian="11pt" style:font-weight-asian="bold" style:font-name-complex="Arial1" style:font-size-complex="11pt"/>
    </style:style>
    <style:style style:name="P34" style:family="paragraph" style:parent-style-name="Standard">
      <style:paragraph-properties fo:line-height="150%" fo:text-align="justify" style:justify-single-word="false"/>
      <style:text-properties style:font-name="Arial1" fo:font-size="11pt" fo:language="en" fo:country="US" style:text-underline-style="solid" style:text-underline-width="auto" style:text-underline-color="font-color" fo:font-weight="bold" officeooo:paragraph-rsid="000fa129" style:font-size-asian="11pt" style:font-weight-asian="bold" style:font-name-complex="Arial1" style:font-size-complex="11pt"/>
    </style:style>
    <style:style style:name="P35"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Arial1" fo:font-size="11pt" fo:language="fr" fo:country="CA" officeooo:paragraph-rsid="0021726e" style:font-size-asian="11pt" style:font-size-complex="11pt"/>
    </style:style>
    <style:style style:name="P36"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Arial1" fo:font-size="11pt" fo:language="fr" fo:country="CA" officeooo:rsid="001289be" officeooo:paragraph-rsid="0021726e" style:font-size-asian="11pt" style:font-size-complex="11pt"/>
    </style:style>
    <style:style style:name="P37"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Arial1" fo:font-size="11pt" fo:language="fr" fo:country="CA" fo:font-weight="bold" officeooo:paragraph-rsid="0021726e" style:font-size-asian="11pt" style:font-weight-asian="bold" style:font-size-complex="11pt"/>
    </style:style>
    <style:style style:name="P38" style:family="paragraph" style:parent-style-name="Standard">
      <loext:graphic-properties draw:fill-hatch-name="hatch"/>
      <style:paragraph-properties fo:margin-top="0.1in" fo:margin-bottom="0.1in" style:contextual-spacing="false" fo:line-height="100%" fo:text-align="justify" style:justify-single-word="false">
        <style:tab-stops/>
      </style:paragraph-properties>
      <style:text-properties style:font-name="Arial1" fo:font-size="11pt" fo:language="fr" fo:country="CA" fo:font-weight="bold" officeooo:rsid="001289be" officeooo:paragraph-rsid="0021726e" style:font-size-asian="11pt" style:font-weight-asian="bold" style:font-size-complex="11pt" style:font-weight-complex="bold"/>
    </style:style>
    <style:style style:name="P39" style:family="paragraph" style:parent-style-name="Standard">
      <style:paragraph-properties fo:text-align="justify" style:justify-single-word="false" fo:hyphenation-ladder-count="no-limit">
        <style:tab-stops>
          <style:tab-stop style:position="-0.7874in"/>
        </style:tab-stops>
      </style:paragraph-properties>
      <style:text-properties fo:hyphenate="false" fo:hyphenation-remain-char-count="2" fo:hyphenation-push-char-count="2" loext:hyphenation-no-caps="false"/>
    </style:style>
    <style:style style:name="P40" style:family="paragraph" style:parent-style-name="Standard">
      <style:paragraph-properties fo:margin-left="0.9846in" fo:margin-right="0in" fo:text-align="justify" style:justify-single-word="false" fo:text-indent="-0.9846in" style:auto-text-indent="false"/>
    </style:style>
    <style:style style:name="P41" style:family="paragraph" style:parent-style-name="Standard">
      <loext:graphic-properties draw:fill-gradient-name="gradient" draw:fill-hatch-name="hatch"/>
      <style:paragraph-properties fo:margin-top="0.1in" fo:margin-bottom="0.1in" style:contextual-spacing="false" fo:text-align="justify" style:justify-single-word="false"/>
    </style:style>
    <style:style style:name="P42"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officeooo:paragraph-rsid="00085902"/>
    </style:style>
    <style:style style:name="P43" style:family="paragraph" style:parent-style-name="Standard">
      <loext:graphic-properties draw:fill-gradient-name="gradient" draw:fill-hatch-name="hatch"/>
      <style:paragraph-properties fo:margin-top="0.1in" fo:margin-bottom="0.1in" style:contextual-spacing="false" fo:text-align="justify" style:justify-single-word="false"/>
      <style:text-properties officeooo:paragraph-rsid="0006d547"/>
    </style:style>
    <style:style style:name="P44"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Times New Roman" fo:font-size="12pt" fo:letter-spacing="normal" fo:language="fr" fo:country="CA" fo:font-weight="bold" officeooo:paragraph-rsid="000951ad" fo:background-color="transparent" style:font-name-asian="Times New Roman1" style:font-size-asian="12pt" style:font-weight-asian="bold" style:font-name-complex="Times New Roman1" style:font-size-complex="12pt" style:font-weight-complex="bold"/>
    </style:style>
    <style:style style:name="P45"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Times New Roman" fo:font-size="12pt" fo:letter-spacing="normal" fo:language="fr" fo:country="CA" fo:font-weight="normal" officeooo:rsid="00369c9b" officeooo:paragraph-rsid="00369c9b" fo:background-color="transparent" style:font-name-asian="Times New Roman1" style:font-size-asian="12pt" style:font-weight-asian="normal" style:font-name-complex="Times New Roman1" style:font-size-complex="12pt" style:font-weight-complex="normal"/>
    </style:style>
    <style:style style:name="P46"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en" fo:country="US" fo:font-weight="normal" officeooo:rsid="000cef78" officeooo:paragraph-rsid="000951ad" style:letter-kerning="true" fo:background-color="transparent" style:font-name-asian="Times New Roman1" style:font-size-asian="11pt" style:language-asian="zh" style:country-asian="CN" style:font-weight-asian="normal" style:font-name-complex="Arial1" style:font-size-complex="11pt" style:language-complex="hi" style:country-complex="IN" style:font-weight-complex="normal"/>
    </style:style>
    <style:style style:name="P47"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en" fo:country="US" fo:font-weight="normal" officeooo:rsid="000cef78" officeooo:paragraph-rsid="000da33a" style:letter-kerning="true" fo:background-color="transparent" style:font-name-asian="Times New Roman1" style:font-size-asian="11pt" style:language-asian="zh" style:country-asian="CN" style:font-weight-asian="normal" style:font-name-complex="Arial1" style:font-size-complex="11pt" style:language-complex="hi" style:country-complex="IN" style:font-weight-complex="normal"/>
    </style:style>
    <style:style style:name="P48"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en" fo:country="US" fo:font-weight="normal" officeooo:paragraph-rsid="002b114d" fo:background-color="transparent" style:font-name-asian="Times New Roman1" style:font-size-asian="11pt" style:language-asian="fr" style:country-asian="FR" style:font-weight-asian="normal" style:font-name-complex="Times New Roman1" style:font-size-complex="11pt" style:font-weight-complex="normal"/>
    </style:style>
    <style:style style:name="P49"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fr" fo:country="CA" officeooo:rsid="000cef78" officeooo:paragraph-rsid="000da33a" fo:background-color="transparent" style:font-name-asian="Times New Roman1" style:font-size-asian="11pt" style:font-name-complex="Times New Roman1" style:font-size-complex="11pt"/>
    </style:style>
    <style:style style:name="P50"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snap-to-layout-grid="false" style:writing-mode="lr-tb"/>
      <style:text-properties fo:color="#000000" loext:opacity="100%" style:font-name="Arial1" fo:font-size="11pt" fo:letter-spacing="normal" fo:language="fr" fo:country="CA" officeooo:rsid="000cef78" officeooo:paragraph-rsid="002b114d" fo:background-color="transparent" style:font-name-asian="Times New Roman1" style:font-size-asian="11pt" style:font-name-complex="Times New Roman1" style:font-size-complex="11pt"/>
    </style:style>
    <style:style style:name="P51"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fr" fo:country="CA" officeooo:rsid="000cef78" officeooo:paragraph-rsid="002b114d" fo:background-color="transparent" style:font-name-asian="Times New Roman1" style:font-size-asian="11pt" style:font-name-complex="Times New Roman1" style:font-size-complex="11pt"/>
    </style:style>
    <style:style style:name="P52" style:family="paragraph" style:parent-style-name="Standard">
      <loext:graphic-properties draw:fill="solid" draw:fill-color="#eeeeee" draw:fill-gradient-name="Gradient_20_9" draw:fill-hatch-name="hatch"/>
      <style:paragraph-properties fo:margin-left="0in" fo:margin-right="0in" fo:margin-top="0.0201in" fo:margin-bottom="0.0201in" style:contextual-spacing="false" fo:line-height="100%" fo:text-align="justify" style:justify-single-word="false" fo:text-indent="0in" style:auto-text-indent="false" fo:background-color="#eeeeee" style:writing-mode="lr-tb">
        <style:tab-stops/>
      </style:paragraph-properties>
      <style:text-properties fo:color="#000000" loext:opacity="100%" style:font-name="Arial1" fo:font-size="11pt" fo:letter-spacing="normal" fo:language="fr" fo:country="CA" officeooo:paragraph-rsid="0021726e" fo:background-color="transparent" style:font-name-asian="Times New Roman1" style:font-size-asian="11pt" style:font-name-complex="Times New Roman1" style:font-size-complex="11pt"/>
    </style:style>
    <style:style style:name="P53" style:family="paragraph" style:parent-style-name="Standard">
      <loext:graphic-properties draw:fill="solid" draw:fill-color="#eeeeee" draw:fill-gradient-name="Gradient_20_9" draw:fill-hatch-name="hatch"/>
      <style:paragraph-properties fo:margin-left="0in" fo:margin-right="0in" fo:margin-top="0.0201in" fo:margin-bottom="0.0201in" style:contextual-spacing="false" fo:line-height="100%" fo:text-align="justify" style:justify-single-word="false" fo:text-indent="0in" style:auto-text-indent="false" fo:background-color="#eeeeee" style:writing-mode="lr-tb">
        <style:tab-stops/>
      </style:paragraph-properties>
      <style:text-properties fo:color="#000000" loext:opacity="100%" style:font-name="Arial1" fo:font-size="11pt" fo:letter-spacing="normal" fo:language="fr" fo:country="CA" officeooo:rsid="00520bd3" officeooo:paragraph-rsid="0021726e" fo:background-color="transparent" style:font-name-asian="Times New Roman1" style:font-size-asian="11pt" style:font-name-complex="Times New Roman1" style:font-size-complex="11pt"/>
    </style:style>
    <style:style style:name="P54"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fr" fo:country="CA" officeooo:rsid="00177f48" officeooo:paragraph-rsid="002b114d" fo:background-color="transparent" style:font-name-asian="Times New Roman1" style:font-size-asian="11pt" style:font-name-complex="Times New Roman1" style:font-size-complex="11pt"/>
    </style:style>
    <style:style style:name="P55"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snap-to-layout-grid="false" style:writing-mode="lr-tb"/>
      <style:text-properties fo:color="#000000" loext:opacity="100%" style:font-name="Arial1" fo:font-size="11pt" fo:letter-spacing="normal" fo:language="fr" fo:country="CA" officeooo:rsid="000da33a" officeooo:paragraph-rsid="002e88b5" fo:background-color="transparent" style:font-name-asian="Times New Roman1" style:font-size-asian="11pt" style:font-name-complex="Times New Roman1" style:font-size-complex="11pt"/>
    </style:style>
    <style:style style:name="P56"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fr" fo:country="CA" fo:font-weight="normal" officeooo:paragraph-rsid="002b114d" fo:background-color="transparent" style:font-name-asian="Times New Roman1" style:font-size-asian="11pt" style:language-asian="fr" style:country-asian="FR" style:font-weight-asian="normal" style:font-name-complex="Times New Roman1" style:font-size-complex="11pt" style:font-weight-complex="normal"/>
    </style:style>
    <style:style style:name="P57"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fr" fo:country="CA" fo:font-weight="normal" officeooo:rsid="002b114d" officeooo:paragraph-rsid="002b114d" fo:background-color="transparent" style:font-name-asian="Times New Roman1" style:font-size-asian="11pt" style:language-asian="fr" style:country-asian="FR" style:font-weight-asian="normal" style:font-name-complex="Times New Roman1" style:font-size-complex="11pt" style:font-weight-complex="normal"/>
    </style:style>
    <style:style style:name="P58"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fr" fo:country="CA" fo:font-weight="normal" officeooo:rsid="00191267" officeooo:paragraph-rsid="002b114d" fo:background-color="transparent" style:font-name-asian="Times New Roman1" style:font-size-asian="11pt" style:font-weight-asian="normal" style:font-name-complex="Times New Roman1" style:font-size-complex="11pt" style:font-weight-complex="normal"/>
    </style:style>
    <style:style style:name="P59"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fo:color="#000000" loext:opacity="100%" style:font-name="Arial1" fo:font-size="11pt" fo:letter-spacing="normal" fo:language="fr" fo:country="CA" fo:font-weight="bold" officeooo:rsid="002b114d" officeooo:paragraph-rsid="002b114d" fo:background-color="transparent" style:font-name-asian="Times New Roman1" style:font-size-asian="11pt" style:language-asian="fr" style:country-asian="FR" style:font-weight-asian="bold" style:font-name-complex="Times New Roman1" style:font-size-complex="11pt" style:font-weight-complex="bold"/>
    </style:style>
    <style:style style:name="P60" style:family="paragraph" style:parent-style-name="Text_20_body">
      <style:text-properties fo:font-size="11pt" style:font-size-asian="11pt" style:font-size-complex="11pt"/>
    </style:style>
    <style:style style:name="P61" style:family="paragraph" style:parent-style-name="Standard">
      <style:paragraph-properties fo:text-align="start" style:justify-single-word="false"/>
      <style:text-properties officeooo:paragraph-rsid="000951ad"/>
    </style:style>
    <style:style style:name="P62"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b114d"/>
    </style:style>
    <style:style style:name="P63" style:family="paragraph" style:parent-style-name="Standard">
      <loext:graphic-properties draw:fill-hatch-name="hatch"/>
      <style:paragraph-properties fo:margin-top="0.0201in" fo:margin-bottom="0.0201in" style:contextual-spacing="false" fo:line-height="100%" fo:text-align="justify" style:justify-single-word="false"/>
      <style:text-properties officeooo:paragraph-rsid="0021d7bd"/>
    </style:style>
    <style:style style:name="P64" style:family="paragraph" style:parent-style-name="Standard">
      <loext:graphic-properties draw:fill-hatch-name="hatch"/>
      <style:paragraph-properties fo:margin-left="0in" fo:margin-right="0in" fo:margin-top="0.0201in" fo:margin-bottom="0.0201in" style:contextual-spacing="false" fo:line-height="100%" fo:text-align="justify" style:justify-single-word="false" fo:text-indent="0in" style:auto-text-indent="false" style:writing-mode="lr-tb"/>
      <style:text-properties style:use-window-font-color="true" loext:opacity="0%" style:font-name="Times New Roman" fo:font-size="12pt" fo:letter-spacing="normal" fo:language="fr" fo:country="CA" fo:font-weight="bold" officeooo:rsid="000f39c5" officeooo:paragraph-rsid="0021726e" fo:background-color="transparent" style:font-name-asian="Times New Roman" style:font-size-asian="10.5pt" style:language-asian="zh" style:country-asian="CN" style:font-weight-asian="bold" style:font-name-complex="Arial1" style:font-size-complex="12pt" style:language-complex="ar" style:country-complex="SA" style:font-weight-complex="normal"/>
    </style:style>
    <style:style style:name="P65"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snap-to-layout-grid="false" style:writing-mode="lr-tb"/>
      <style:text-properties style:use-window-font-color="true" loext:opacity="0%" style:font-name="Arial1" fo:font-size="11pt" fo:letter-spacing="normal" fo:language="fr" fo:country="CA" fo:font-weight="normal" officeooo:rsid="000cef78" officeooo:paragraph-rsid="002b114d" style:letter-kerning="true" fo:background-color="transparent" style:font-name-asian="Times New Roman1" style:font-size-asian="11pt" style:language-asian="zh" style:country-asian="CN" style:font-weight-asian="normal" style:font-name-complex="Arial2" style:font-size-complex="11pt" style:language-complex="hi" style:country-complex="IN" style:font-weight-complex="normal"/>
    </style:style>
    <style:style style:name="P66"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ize="12pt" officeooo:paragraph-rsid="002b114d" style:font-name-asian="Times New Roman1" style:font-size-asian="12pt" style:font-name-complex="Times New Roman1"/>
    </style:style>
    <style:style style:name="P67"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officeooo:paragraph-rsid="0021d7bd"/>
    </style:style>
    <style:style style:name="P68"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officeooo:paragraph-rsid="0037b696"/>
    </style:style>
    <style:style style:name="P69" style:family="paragraph" style:parent-style-name="Standard" style:list-style-name="L4">
      <loext:graphic-properties draw:fill-hatch-name="hatch"/>
      <style:paragraph-properties fo:margin-top="0.1in" fo:margin-bottom="0.1in" style:contextual-spacing="false" fo:line-height="100%" fo:text-align="justify" style:justify-single-word="false"/>
      <style:text-properties officeooo:paragraph-rsid="0037b696"/>
    </style:style>
    <style:style style:name="P70"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style:use-window-font-color="true" loext:opacity="0%" style:font-name="Arial1" fo:font-size="11pt" fo:language="fr" fo:country="CA" officeooo:rsid="001d0a51" officeooo:paragraph-rsid="0021d7bd" style:font-name-asian="Times New Roman" style:font-size-asian="11pt" style:language-asian="zh" style:country-asian="CN" style:font-name-complex="Arial1" style:font-size-complex="11pt" style:language-complex="ar" style:country-complex="SA"/>
    </style:style>
    <style:style style:name="P71" style:family="paragraph" style:parent-style-name="Standard" style:list-style-name="L4">
      <loext:graphic-properties draw:fill-hatch-name="hatch"/>
      <style:paragraph-properties fo:margin-top="0.1in" fo:margin-bottom="0.1in" style:contextual-spacing="false" fo:line-height="100%" fo:text-align="justify" style:justify-single-word="false"/>
      <style:text-properties style:use-window-font-color="true" loext:opacity="0%" style:font-name="Arial1" fo:font-size="11pt" fo:language="fr" fo:country="CA" fo:font-weight="normal" officeooo:rsid="00382be0" officeooo:paragraph-rsid="00382b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P72" style:family="paragraph" style:parent-style-name="Standard" style:list-style-name="L4">
      <loext:graphic-properties draw:fill-hatch-name="hatch"/>
      <style:paragraph-properties fo:margin-top="0.1in" fo:margin-bottom="0.1in" style:contextual-spacing="false" fo:line-height="100%" fo:text-align="justify" style:justify-single-word="false"/>
      <style:text-properties style:use-window-font-color="true" loext:opacity="0%" style:font-name="Arial1" fo:font-size="11pt" fo:language="fr" fo:country="CA" fo:font-weight="normal" officeooo:rsid="00221320" officeooo:paragraph-rsid="0037b696"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P73" style:family="paragraph" style:parent-style-name="Standard" style:list-style-name="L4">
      <loext:graphic-properties draw:fill-hatch-name="hatch"/>
      <style:paragraph-properties fo:margin-top="0.1in" fo:margin-bottom="0.1in" style:contextual-spacing="false" fo:line-height="100%" fo:text-align="justify" style:justify-single-word="false"/>
      <style:text-properties style:use-window-font-color="true" loext:opacity="0%" style:font-name="Arial1" fo:font-size="11pt" fo:language="fr" fo:country="CA" fo:font-weight="normal" officeooo:rsid="0024b289" officeooo:paragraph-rsid="0037b696"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P74" style:family="paragraph" style:parent-style-name="Standard" style:list-style-name="L4">
      <loext:graphic-properties draw:fill-hatch-name="hatch"/>
      <style:paragraph-properties fo:margin-top="0.1in" fo:margin-bottom="0.1in" style:contextual-spacing="false" fo:line-height="100%" fo:text-align="justify" style:justify-single-word="false"/>
      <style:text-properties style:use-window-font-color="true" loext:opacity="0%" style:font-name="Arial1" fo:font-size="11pt" fo:language="fr" fo:country="CA" fo:font-weight="normal" officeooo:rsid="0029a825" officeooo:paragraph-rsid="0037b696"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P75"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fo:color="#000000" loext:opacity="100%" style:font-name="Arial1" fo:font-size="11pt" fo:letter-spacing="normal" fo:language="fr" fo:country="CA" fo:font-weight="normal" officeooo:rsid="002761e2" officeooo:paragraph-rsid="0037b696" fo:background-color="transparent"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P76"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Arial1" fo:font-size="11pt" fo:letter-spacing="normal" fo:language="fr" fo:country="CA" fo:font-weight="normal" officeooo:rsid="00369c9b" officeooo:paragraph-rsid="0048b2cd" fo:background-color="transparent" style:font-name-asian="Arial1" style:font-size-asian="11pt" style:font-weight-asian="normal" style:font-name-complex="Arial1" style:font-size-complex="11pt" style:font-weight-complex="normal"/>
    </style:style>
    <style:style style:name="P77" style:family="paragraph" style:parent-style-name="Standard" style:list-style-name="L1">
      <loext:graphic-properties draw:fill-hatch-name="hatch"/>
      <style:paragraph-properties fo:margin-top="0.1in" fo:margin-bottom="0.1in" style:contextual-spacing="false" fo:line-height="100%" fo:text-align="justify" style:justify-single-word="false"/>
      <style:text-properties fo:color="#000000" loext:opacity="100%" style:font-name="Arial1" fo:font-size="11pt" fo:letter-spacing="normal" fo:language="fr" fo:country="CA" officeooo:rsid="003a0f55" officeooo:paragraph-rsid="0037b696" fo:background-color="transparent" style:font-name-asian="Times New Roman1" style:font-size-asian="11pt" style:font-name-complex="Times New Roman1" style:font-size-complex="11pt"/>
    </style:style>
    <style:style style:name="P78" style:family="paragraph" style:parent-style-name="Standard" style:list-style-name="L2">
      <loext:graphic-properties draw:fill-hatch-name="hatch"/>
      <style:paragraph-properties fo:margin-top="0.0201in" fo:margin-bottom="0.0201in" style:contextual-spacing="false" fo:line-height="100%" fo:text-align="justify" style:justify-single-word="false" style:writing-mode="lr-tb">
        <style:tab-stops/>
      </style:paragraph-properties>
      <style:text-properties fo:color="#000000" loext:opacity="100%" style:font-name="Arial1" fo:font-size="11pt" fo:letter-spacing="normal" fo:language="fr" fo:country="CA" officeooo:rsid="003a0f55" officeooo:paragraph-rsid="0021726e" fo:background-color="transparent" style:font-name-asian="Times New Roman1" style:font-size-asian="11pt" style:font-name-complex="Times New Roman1" style:font-size-complex="11pt"/>
    </style:style>
    <style:style style:name="P79"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writing-mode="lr-tb">
        <style:tab-stops/>
      </style:paragraph-properties>
      <style:text-properties fo:color="#000000" loext:opacity="100%" style:font-name="Arial1" fo:font-size="11pt" fo:letter-spacing="normal" fo:language="fr" fo:country="CA" officeooo:rsid="003c8eba" officeooo:paragraph-rsid="0021726e" fo:background-color="transparent" style:font-name-asian="Times New Roman1" style:font-size-asian="11pt" style:font-name-complex="Times New Roman1" style:font-size-complex="11pt"/>
    </style:style>
    <style:style style:name="P80"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writing-mode="lr-tb">
        <style:tab-stops/>
      </style:paragraph-properties>
      <style:text-properties fo:color="#000000" loext:opacity="100%" style:font-name="Arial1" fo:font-size="11pt" fo:letter-spacing="normal" fo:language="fr" fo:country="CA" officeooo:rsid="003da21e" officeooo:paragraph-rsid="0021726e" fo:background-color="transparent" style:font-name-asian="Times New Roman1" style:font-size-asian="11pt" style:font-name-complex="Times New Roman1" style:font-size-complex="11pt"/>
    </style:style>
    <style:style style:name="P81"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writing-mode="lr-tb">
        <style:tab-stops/>
      </style:paragraph-properties>
      <style:text-properties fo:color="#000000" loext:opacity="100%" style:font-name="Arial1" fo:font-size="11pt" fo:letter-spacing="normal" fo:language="fr" fo:country="CA" officeooo:rsid="003f30c4" officeooo:paragraph-rsid="0021726e" fo:background-color="transparent" style:font-name-asian="Times New Roman1" style:font-size-asian="11pt" style:font-name-complex="Times New Roman1" style:font-size-complex="11pt"/>
    </style:style>
    <style:style style:name="P82" style:family="paragraph" style:parent-style-name="Standard" style:list-style-name="L1">
      <loext:graphic-properties draw:fill-hatch-name="hatch"/>
      <style:paragraph-properties fo:margin-top="0.1in" fo:margin-bottom="0.1in" style:contextual-spacing="false" fo:line-height="100%" fo:text-align="justify" style:justify-single-word="false" style:writing-mode="lr-tb">
        <style:tab-stops/>
      </style:paragraph-properties>
      <style:text-properties fo:color="#000000" loext:opacity="100%" style:font-name="Arial1" fo:font-size="11pt" fo:letter-spacing="normal" fo:language="fr" fo:country="CA" style:text-underline-style="none" fo:font-weight="normal" officeooo:rsid="00448301" officeooo:paragraph-rsid="00448301" fo:background-color="transparent" style:font-name-asian="Times New Roman1" style:font-size-asian="11pt" style:language-asian="en" style:country-asian="US" style:font-weight-asian="normal" style:font-name-complex="Times New Roman1" style:font-size-complex="11pt" style:font-weight-complex="normal"/>
    </style:style>
    <style:style style:name="P83" style:family="paragraph" style:parent-style-name="Standard" style:list-style-name="L1">
      <loext:graphic-properties draw:fill-hatch-name="hatch"/>
      <style:paragraph-properties fo:margin-top="0.1in" fo:margin-bottom="0.1in" style:contextual-spacing="false" fo:line-height="100%" fo:text-align="justify" style:justify-single-word="false" style:writing-mode="lr-tb">
        <style:tab-stops/>
      </style:paragraph-properties>
      <style:text-properties fo:color="#000000" loext:opacity="100%" style:font-name="Arial1" fo:font-size="11pt" fo:letter-spacing="normal" fo:language="en" fo:country="US" officeooo:rsid="0037b696" officeooo:paragraph-rsid="0037b696" fo:background-color="transparent" style:font-name-asian="Times New Roman1" style:font-size-asian="11pt" style:font-name-complex="Arial1" style:font-size-complex="11pt"/>
    </style:style>
    <style:style style:name="P84" style:family="paragraph" style:parent-style-name="Standard">
      <style:paragraph-properties fo:text-align="start" style:justify-single-word="false"/>
      <style:text-properties fo:color="#000000" loext:opacity="100%" style:font-name="Times New Roman" fo:font-size="12pt" fo:letter-spacing="normal" fo:language="fr" fo:country="CA" fo:font-weight="bold" officeooo:paragraph-rsid="000951ad" fo:background-color="transparent" style:font-name-asian="Times New Roman1" style:font-size-asian="12pt" style:font-weight-asian="bold" style:font-name-complex="Times New Roman1" style:font-size-complex="12pt" style:font-weight-complex="bold"/>
    </style:style>
    <style:style style:name="P85"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Times New Roman" fo:font-size="12pt" fo:letter-spacing="normal" fo:language="fr" fo:country="CA" fo:font-weight="bold" officeooo:paragraph-rsid="000951ad" fo:background-color="transparent" style:font-name-asian="Times New Roman1" style:font-size-asian="12pt" style:font-weight-asian="bold" style:font-name-complex="Times New Roman1" style:font-size-complex="12pt" style:font-weight-complex="bold"/>
    </style:style>
    <style:style style:name="P86"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Arial1" fo:font-size="11pt" fo:letter-spacing="normal" fo:language="fr" fo:country="CA" fo:font-weight="normal" officeooo:rsid="0048b2cd" officeooo:paragraph-rsid="0048b2cd" fo:background-color="transparent" style:font-name-asian="Arial1" style:font-size-asian="11pt" style:font-weight-asian="normal" style:font-name-complex="Arial1" style:font-size-complex="11pt" style:font-weight-complex="normal"/>
    </style:style>
    <style:style style:name="P87" style:family="paragraph" style:parent-style-name="Standard">
      <loext:graphic-properties draw:fill-hatch-name="hatch"/>
      <style:paragraph-properties fo:margin-left="0in" fo:margin-right="0in" fo:margin-top="0.1402in" fo:margin-bottom="0.1402in" style:contextual-spacing="true" fo:line-height="0.2in" fo:text-align="start" style:justify-single-word="false" fo:text-indent="0in" style:auto-text-indent="false" style:writing-mode="lr-tb"/>
      <style:text-properties fo:color="#000000" loext:opacity="100%" style:font-name="Arial1" fo:font-size="11pt" fo:letter-spacing="normal" fo:language="fr" fo:country="CA" fo:font-weight="bold" officeooo:paragraph-rsid="000951ad" fo:background-color="transparent" style:font-name-asian="Times New Roman1" style:font-size-asian="11pt" style:font-weight-asian="bold" style:font-name-complex="Times New Roman1" style:font-size-complex="11pt" style:font-weight-complex="bold"/>
    </style:style>
    <style:style style:name="P88"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writing-mode="lr-tb">
        <style:tab-stops/>
      </style:paragraph-properties>
      <style:text-properties style:font-name="Arial1" fo:font-size="11pt" officeooo:paragraph-rsid="0021726e" style:font-size-asian="11pt" style:font-size-complex="11pt"/>
    </style:style>
    <style:style style:name="P89" style:family="paragraph" style:parent-style-name="Standard" style:list-style-name="L1">
      <loext:graphic-properties draw:fill-hatch-name="hatch"/>
      <style:paragraph-properties fo:margin-top="0.1in" fo:margin-bottom="0.1in" style:contextual-spacing="false" fo:line-height="100%" fo:text-align="justify" style:justify-single-word="false" style:writing-mode="lr-tb">
        <style:tab-stops/>
      </style:paragraph-properties>
      <style:text-properties style:font-name="Arial1" fo:font-size="11pt" officeooo:paragraph-rsid="0037b696" style:font-size-asian="11pt" style:font-size-complex="11pt"/>
    </style:style>
    <style:style style:name="P90" style:family="paragraph" style:parent-style-name="Standard" style:list-style-name="L5">
      <loext:graphic-properties draw:fill-gradient-name="gradient" draw:fill-hatch-name="hatch"/>
      <style:paragraph-properties fo:margin-top="0.1in" fo:margin-bottom="0.1in" style:contextual-spacing="false" fo:text-align="justify" style:justify-single-word="false"/>
      <style:text-properties style:font-name="Arial1" fo:font-size="11pt" officeooo:paragraph-rsid="0006d547" style:font-size-asian="11pt" style:font-name-complex="Arial1" style:font-size-complex="11pt"/>
    </style:style>
    <style:style style:name="P91" style:family="paragraph" style:parent-style-name="Standard" style:list-style-name="L1">
      <loext:graphic-properties draw:fill-hatch-name="hatch"/>
      <style:paragraph-properties fo:margin-top="0.1in" fo:margin-bottom="0.1in" style:contextual-spacing="false" fo:line-height="100%" fo:text-align="justify" style:justify-single-word="false" style:writing-mode="lr-tb">
        <style:tab-stops/>
      </style:paragraph-properties>
      <style:text-properties style:font-name="Arial1" fo:font-size="11pt" style:text-underline-style="none" fo:font-weight="normal" officeooo:rsid="00448301" officeooo:paragraph-rsid="00448301" style:font-size-asian="11pt" style:font-weight-asian="normal" style:font-name-complex="Arial1" style:font-size-complex="11pt" style:font-weight-complex="normal"/>
    </style:style>
    <style:style style:name="P92" style:family="paragraph" style:parent-style-name="Standard">
      <style:paragraph-properties fo:text-align="center" style:justify-single-word="fals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93" style:family="paragraph" style:parent-style-name="Standard">
      <style:paragraph-properties fo:text-align="center" style:justify-single-word="false"/>
      <style:text-properties style:font-name="Arial1" fo:font-size="11pt" fo:font-weight="bold" officeooo:rsid="0006d547" officeooo:paragraph-rsid="0006d547" style:font-size-asian="11pt" style:font-weight-asian="bold" style:font-name-complex="Arial1" style:font-size-complex="11pt" style:font-weight-complex="bold"/>
    </style:style>
    <style:style style:name="P94" style:family="paragraph" style:parent-style-name="Standard" style:list-style-name="L4">
      <loext:graphic-properties draw:fill-hatch-name="hatch"/>
      <style:paragraph-properties fo:margin-top="0.1in" fo:margin-bottom="0.1in" style:contextual-spacing="false" fo:line-height="100%" fo:text-align="justify" style:justify-single-word="false"/>
      <style:text-properties officeooo:rsid="00382be0" officeooo:paragraph-rsid="00382be0"/>
    </style:style>
    <style:style style:name="T1" style:family="text">
      <style:text-properties style:font-name="Arial1" fo:font-size="11pt" style:font-size-asian="11pt" style:font-name-complex="Arial1" style:font-size-complex="11pt"/>
    </style:style>
    <style:style style:name="T2" style:family="text">
      <style:text-properties style:font-name="Arial1" fo:font-size="11pt" officeooo:rsid="0006d547" style:font-size-asian="11pt" style:font-name-complex="Arial1" style:font-size-complex="11pt"/>
    </style:style>
    <style:style style:name="T3" style:family="text">
      <style:text-properties style:font-name="Arial1" fo:font-size="11pt" officeooo:rsid="00085902" style:font-size-asian="11pt" style:font-name-complex="Arial1" style:font-size-complex="11pt"/>
    </style:style>
    <style:style style:name="T4" style:family="text">
      <style:text-properties style:font-name="Arial1" fo:font-size="11pt" officeooo:rsid="001d0a51" style:font-size-asian="11pt" style:font-name-complex="Arial1" style:font-size-complex="11pt"/>
    </style:style>
    <style:style style:name="T5" style:family="text">
      <style:text-properties style:font-name="Arial1" fo:font-size="11pt" fo:font-weight="bold" style:font-size-asian="11pt" style:font-weight-asian="bold" style:font-name-complex="Arial1" style:font-size-complex="11pt"/>
    </style:style>
    <style:style style:name="T6" style:family="text">
      <style:text-properties style:font-name="Arial1" fo:font-size="11pt" fo:font-weight="bold" officeooo:rsid="000fa129" style:font-size-asian="11pt" style:font-weight-asian="bold" style:font-name-complex="Arial1" style:font-size-complex="11pt"/>
    </style:style>
    <style:style style:name="T7" style:family="text">
      <style:text-properties style:font-name="Arial1" fo:font-size="11pt" fo:font-weight="bold" officeooo:rsid="00180284" style:font-size-asian="11pt" style:font-weight-asian="bold" style:font-name-complex="Arial1" style:font-size-complex="11pt"/>
    </style:style>
    <style:style style:name="T8" style:family="text">
      <style:text-properties style:font-name="Arial1" fo:font-size="11pt" fo:font-weight="bold" style:font-size-asian="11pt" style:language-asian="en" style:country-asian="US" style:font-weight-asian="bold" style:font-name-complex="Arial1" style:font-size-complex="11pt"/>
    </style:style>
    <style:style style:name="T9" style:family="text">
      <style:text-properties style:font-name="Arial1" fo:font-size="11pt" style:font-name-asian="Arial1" style:font-size-asian="11pt" style:font-name-complex="Arial1" style:font-size-complex="11pt"/>
    </style:style>
    <style:style style:name="T10" style:family="text">
      <style:text-properties style:font-name="Arial1" fo:font-size="11pt" officeooo:rsid="00085902" style:font-name-asian="Arial1" style:font-size-asian="11pt" style:font-name-complex="Arial1" style:font-size-complex="11pt"/>
    </style:style>
    <style:style style:name="T11" style:family="text">
      <style:text-properties style:font-name="Arial1" fo:font-size="11pt" officeooo:rsid="00315a95" style:font-name-asian="Arial1" style:font-size-asian="11pt" style:font-name-complex="Arial1" style:font-size-complex="11pt"/>
    </style:style>
    <style:style style:name="T12" style:family="text">
      <style:text-properties style:font-name="Arial1" fo:font-size="11pt" fo:font-weight="normal" style:font-size-asian="11pt" style:font-weight-asian="normal" style:font-name-complex="Arial1" style:font-size-complex="11pt" style:font-weight-complex="normal"/>
    </style:style>
    <style:style style:name="T13" style:family="text">
      <style:text-properties style:font-name="Arial1" fo:font-size="11pt" fo:font-weight="normal" officeooo:rsid="00221320" style:font-size-asian="11pt" style:font-weight-asian="normal" style:font-name-complex="Arial1" style:font-size-complex="11pt" style:font-weight-complex="normal"/>
    </style:style>
    <style:style style:name="T14" style:family="text">
      <style:text-properties style:font-name="Arial1" fo:font-size="11pt" fo:font-weight="normal" officeooo:rsid="00448301" style:font-size-asian="11pt" style:language-asian="en" style:country-asian="US" style:font-weight-asian="normal" style:font-name-complex="Arial1" style:font-size-complex="11pt" style:font-weight-complex="normal"/>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0fa129" style:font-weight-asian="bold" style:font-weight-complex="bold"/>
    </style:style>
    <style:style style:name="T18" style:family="text">
      <style:text-properties fo:font-weight="bold" officeooo:rsid="001289be" style:font-weight-asian="bold"/>
    </style:style>
    <style:style style:name="T19" style:family="text">
      <style:text-properties fo:font-weight="bold" style:font-weight-asian="bold" style:font-name-complex="Arial1"/>
    </style:style>
    <style:style style:name="T20" style:family="text">
      <style:text-properties fo:font-weight="bold" officeooo:rsid="000fa129" style:font-weight-asian="bold" style:font-name-complex="Arial1"/>
    </style:style>
    <style:style style:name="T21" style:family="text">
      <style:text-properties fo:font-weight="bold" officeooo:rsid="00180284" style:font-weight-asian="bold" style:font-name-complex="Arial1"/>
    </style:style>
    <style:style style:name="T22" style:family="text">
      <style:text-properties fo:color="#000000" loext:opacity="100%" fo:letter-spacing="normal" fo:language="fr" fo:country="CA" fo:background-color="transparent" loext:char-shading-value="0" style:font-name-asian="Times New Roman1" style:font-name-complex="Times New Roman1"/>
    </style:style>
    <style:style style:name="T23" style:family="text">
      <style:text-properties fo:color="#000000" loext:opacity="100%" fo:letter-spacing="normal" fo:language="fr" fo:country="CA" officeooo:rsid="000cef78" fo:background-color="transparent" loext:char-shading-value="0" style:font-name-asian="Times New Roman1" style:font-name-complex="Times New Roman1"/>
    </style:style>
    <style:style style:name="T24" style:family="text">
      <style:text-properties fo:color="#000000" loext:opacity="100%" fo:letter-spacing="normal" fo:language="fr" fo:country="CA" officeooo:rsid="003a0f55" fo:background-color="transparent" loext:char-shading-value="0" style:font-name-asian="Times New Roman1" style:font-name-complex="Times New Roman1"/>
    </style:style>
    <style:style style:name="T25" style:family="text">
      <style:text-properties fo:color="#000000" loext:opacity="100%" fo:letter-spacing="normal" fo:language="fr" fo:country="CA" officeooo:rsid="003a29aa" fo:background-color="transparent" loext:char-shading-value="0" style:font-name-asian="Times New Roman1" style:font-name-complex="Times New Roman1"/>
    </style:style>
    <style:style style:name="T26" style:family="text">
      <style:text-properties fo:color="#000000" loext:opacity="100%" fo:letter-spacing="normal" fo:language="fr" fo:country="CA" officeooo:rsid="004003cf" fo:background-color="transparent" loext:char-shading-value="0" style:font-name-asian="Times New Roman1" style:font-name-complex="Times New Roman1"/>
    </style:style>
    <style:style style:name="T27" style:family="text">
      <style:text-properties fo:color="#000000" loext:opacity="100%" fo:letter-spacing="normal" fo:language="fr" fo:country="CA" officeooo:rsid="00467c1c" fo:background-color="transparent" loext:char-shading-value="0" style:font-name-asian="Times New Roman1" style:font-name-complex="Times New Roman1"/>
    </style:style>
    <style:style style:name="T28" style:family="text">
      <style:text-properties fo:color="#000000" loext:opacity="100%" fo:letter-spacing="normal" fo:language="fr" fo:country="CA" officeooo:rsid="004ca9fe" fo:background-color="transparent" loext:char-shading-value="0" style:font-name-asian="Times New Roman1" style:font-name-complex="Times New Roman1"/>
    </style:style>
    <style:style style:name="T29" style:family="text">
      <style:text-properties fo:color="#000000" loext:opacity="100%" fo:letter-spacing="normal" fo:language="fr" fo:country="CA" officeooo:rsid="003ba2f4" fo:background-color="transparent" loext:char-shading-value="0" style:font-name-asian="Times New Roman1" style:font-name-complex="Times New Roman1"/>
    </style:style>
    <style:style style:name="T30" style:family="text">
      <style:text-properties fo:color="#000000" loext:opacity="100%" fo:letter-spacing="normal" fo:language="fr" fo:country="CA" officeooo:rsid="003da21e" fo:background-color="transparent" loext:char-shading-value="0" style:font-name-asian="Times New Roman1" style:font-name-complex="Times New Roman1"/>
    </style:style>
    <style:style style:name="T31" style:family="text">
      <style:text-properties fo:color="#000000" loext:opacity="100%" fo:letter-spacing="normal" fo:language="fr" fo:country="CA" officeooo:rsid="003f9e1e" fo:background-color="transparent" loext:char-shading-value="0" style:font-name-asian="Times New Roman1" style:font-name-complex="Times New Roman1"/>
    </style:style>
    <style:style style:name="T32" style:family="text">
      <style:text-properties fo:color="#000000" loext:opacity="100%" fo:letter-spacing="normal" fo:language="fr" fo:country="CA" officeooo:rsid="003c8eba" fo:background-color="transparent" loext:char-shading-value="0" style:font-name-asian="Times New Roman1" style:font-name-complex="Times New Roman1"/>
    </style:style>
    <style:style style:name="T33" style:family="text">
      <style:text-properties fo:color="#000000" loext:opacity="100%" fo:letter-spacing="normal" fo:language="fr" fo:country="CA" officeooo:rsid="003f30c4" fo:background-color="transparent" loext:char-shading-value="0" style:font-name-asian="Times New Roman1" style:font-name-complex="Times New Roman1"/>
    </style:style>
    <style:style style:name="T34" style:family="text">
      <style:text-properties fo:color="#000000" loext:opacity="100%" fo:letter-spacing="normal" fo:language="fr" fo:country="CA" officeooo:rsid="00449440" fo:background-color="transparent" loext:char-shading-value="0" style:font-name-asian="Times New Roman1" style:font-name-complex="Times New Roman1"/>
    </style:style>
    <style:style style:name="T35" style:family="text">
      <style:text-properties fo:color="#000000" loext:opacity="100%" fo:letter-spacing="normal" fo:language="fr" fo:country="CA" officeooo:rsid="004615f3" fo:background-color="transparent" loext:char-shading-value="0" style:font-name-asian="Times New Roman1" style:font-name-complex="Times New Roman1"/>
    </style:style>
    <style:style style:name="T36" style:family="text">
      <style:text-properties fo:color="#000000" loext:opacity="100%" fo:letter-spacing="normal" fo:language="fr" fo:country="CA" officeooo:rsid="00520bd3" fo:background-color="transparent" loext:char-shading-value="0" style:font-name-asian="Times New Roman1" style:font-name-complex="Times New Roman1"/>
    </style:style>
    <style:style style:name="T37" style:family="text">
      <style:text-properties fo:color="#000000" loext:opacity="100%" fo:letter-spacing="normal" fo:language="fr" fo:country="CA" officeooo:rsid="005e886f" fo:background-color="transparent" loext:char-shading-value="0" style:font-name-asian="Times New Roman1" style:font-name-complex="Times New Roman1"/>
    </style:style>
    <style:style style:name="T38" style:family="text">
      <style:text-properties fo:color="#000000" loext:opacity="100%" fo:letter-spacing="normal" fo:language="fr" fo:country="CA" officeooo:rsid="0059a345" fo:background-color="transparent" loext:char-shading-value="0" style:font-name-asian="Times New Roman1" style:font-name-complex="Times New Roman1"/>
    </style:style>
    <style:style style:name="T39" style:family="text">
      <style:text-properties fo:color="#000000" loext:opacity="100%" fo:letter-spacing="normal" fo:language="fr" fo:country="CA" officeooo:rsid="0056d0e3" fo:background-color="transparent" loext:char-shading-value="0" style:font-name-asian="Times New Roman1" style:font-name-complex="Times New Roman1"/>
    </style:style>
    <style:style style:name="T40" style:family="text">
      <style:text-properties fo:color="#000000" loext:opacity="100%" fo:letter-spacing="normal" fo:language="fr" fo:country="CA" officeooo:rsid="0024b289" fo:background-color="transparent" loext:char-shading-value="0" style:font-name-asian="Times New Roman1" style:font-name-complex="Times New Roman1"/>
    </style:style>
    <style:style style:name="T41" style:family="text">
      <style:text-properties fo:color="#000000" loext:opacity="100%" fo:letter-spacing="normal" fo:language="fr" fo:country="CA" officeooo:rsid="00251f3f" fo:background-color="transparent" loext:char-shading-value="0" style:font-name-asian="Times New Roman1" style:font-name-complex="Times New Roman1"/>
    </style:style>
    <style:style style:name="T42" style:family="text">
      <style:text-properties fo:color="#000000" loext:opacity="100%" fo:letter-spacing="normal" fo:language="fr" fo:country="CA" officeooo:rsid="0028f364" fo:background-color="transparent" loext:char-shading-value="0" style:font-name-asian="Times New Roman1" style:font-name-complex="Times New Roman1"/>
    </style:style>
    <style:style style:name="T43" style:family="text">
      <style:text-properties fo:color="#000000" loext:opacity="100%" fo:letter-spacing="normal" fo:language="fr" fo:country="CA" officeooo:rsid="00282385" fo:background-color="transparent" loext:char-shading-value="0" style:font-name-asian="Times New Roman1" style:font-name-complex="Times New Roman1"/>
    </style:style>
    <style:style style:name="T44" style:family="text">
      <style:text-properties fo:color="#000000" loext:opacity="100%" fo:letter-spacing="normal" fo:language="fr" fo:country="CA" fo:font-weight="bold" officeooo:rsid="000cef78" style:letter-kerning="true" fo:background-color="transparent" loext:char-shading-value="0" style:font-name-asian="Times New Roman1" style:language-asian="zh" style:country-asian="CN" style:font-weight-asian="bold" style:font-name-complex="Times New Roman1" style:language-complex="hi" style:country-complex="IN" style:font-weight-complex="bold"/>
    </style:style>
    <style:style style:name="T45" style:family="text">
      <style:text-properties fo:color="#000000" loext:opacity="100%" fo:letter-spacing="normal" fo:language="fr" fo:country="CA" fo:font-weight="normal" officeooo:rsid="000cef78" style:letter-kerning="true" fo:background-color="transparent" loext:char-shading-value="0" style:font-name-asian="Times New Roman1" style:language-asian="zh" style:country-asian="CN" style:font-weight-asian="normal" style:font-name-complex="Times New Roman1" style:language-complex="hi" style:country-complex="IN" style:font-weight-complex="normal"/>
    </style:style>
    <style:style style:name="T46" style:family="text">
      <style:text-properties fo:color="#000000" loext:opacity="100%" fo:letter-spacing="normal" fo:language="fr" fo:country="CA" fo:font-weight="normal" officeooo:rsid="000da33a" style:letter-kerning="true" fo:background-color="transparent" loext:char-shading-value="0" style:font-name-asian="Times New Roman1" style:language-asian="zh" style:country-asian="CN" style:font-weight-asian="normal" style:font-name-complex="Times New Roman1" style:language-complex="hi" style:country-complex="IN" style:font-weight-complex="normal"/>
    </style:style>
    <style:style style:name="T47" style:family="text">
      <style:text-properties fo:color="#000000" loext:opacity="100%" fo:letter-spacing="normal" fo:language="en" fo:country="US" fo:font-weight="normal" officeooo:rsid="000cef78" style:letter-kerning="true" fo:background-color="transparent" loext:char-shading-value="0" style:font-name-asian="Times New Roman1" style:language-asian="zh" style:country-asian="CN" style:font-weight-asian="normal" style:font-name-complex="Arial1" style:language-complex="hi" style:country-complex="IN" style:font-weight-complex="normal"/>
    </style:style>
    <style:style style:name="T48" style:family="text">
      <style:text-properties fo:color="#000000" loext:opacity="100%" style:font-name="Arial1" fo:font-size="11pt" fo:letter-spacing="normal" fo:language="fr" fo:country="CA" fo:font-weight="bold" officeooo:rsid="000cef78" fo:background-color="transparent" loext:char-shading-value="0" style:font-name-asian="Times New Roman1" style:font-size-asian="11pt" style:font-weight-asian="bold" style:font-name-complex="Times New Roman1" style:font-size-complex="11pt" style:font-weight-complex="bold"/>
    </style:style>
    <style:style style:name="T49" style:family="text">
      <style:text-properties fo:color="#000000" loext:opacity="100%" style:font-name="Arial1" fo:font-size="11pt" fo:letter-spacing="normal" fo:language="fr" fo:country="CA" fo:font-weight="bold" officeooo:rsid="000cef78" fo:background-color="transparent" loext:char-shading-value="0" style:font-size-asian="11pt" style:font-weight-asian="bold" style:font-size-complex="11pt" style:font-weight-complex="bold"/>
    </style:style>
    <style:style style:name="T50" style:family="text">
      <style:text-properties fo:color="#000000" loext:opacity="100%" style:font-name="Arial1" fo:font-size="11pt" fo:letter-spacing="normal" fo:language="fr" fo:country="CA" fo:font-weight="normal" officeooo:rsid="000cef78" fo:background-color="transparent" loext:char-shading-value="0" style:font-name-asian="Times New Roman" style:font-size-asian="11pt" style:language-asian="fr" style:country-asian="FR" style:font-weight-asian="normal" style:font-name-complex="Arial1" style:font-size-complex="11pt" style:language-complex="ar" style:country-complex="SA" style:font-weight-complex="normal"/>
    </style:style>
    <style:style style:name="T51" style:family="text">
      <style:text-properties fo:color="#000000" loext:opacity="100%" style:font-name="Arial1" fo:font-size="11pt" fo:letter-spacing="normal" fo:language="fr" fo:country="CA" fo:font-weight="normal" officeooo:rsid="000cef78"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52" style:family="text">
      <style:text-properties fo:color="#000000" loext:opacity="100%" style:font-name="Arial1" fo:font-size="11pt" fo:letter-spacing="normal" fo:language="fr" fo:country="CA" fo:font-weight="normal" officeooo:rsid="001e2013"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53" style:family="text">
      <style:text-properties fo:color="#000000" loext:opacity="100%" style:font-name="Arial1" fo:font-size="11pt" fo:letter-spacing="normal" fo:language="fr" fo:country="CA" fo:font-weight="normal" officeooo:rsid="0015609a"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54" style:family="text">
      <style:text-properties fo:color="#000000" loext:opacity="100%" style:font-name="Arial1" fo:font-size="11pt" fo:letter-spacing="normal" fo:language="fr" fo:country="CA" fo:font-weight="normal" officeooo:rsid="001fc3a3"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55" style:family="text">
      <style:text-properties fo:color="#000000" loext:opacity="100%" style:font-name="Arial1" fo:font-size="11pt" fo:letter-spacing="normal" fo:language="fr" fo:country="CA" fo:font-weight="normal" officeooo:rsid="000e111d"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56" style:family="text">
      <style:text-properties fo:color="#000000" loext:opacity="100%" style:font-name="Arial1" fo:font-size="11pt" fo:letter-spacing="normal" fo:language="fr" fo:country="CA" fo:font-weight="normal" officeooo:rsid="00177f48"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57" style:family="text">
      <style:text-properties fo:color="#000000" loext:opacity="100%" style:font-name="Arial1" fo:font-size="11pt" fo:letter-spacing="normal" fo:language="fr" fo:country="CA" fo:font-weight="normal" officeooo:rsid="000ec904"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58" style:family="text">
      <style:text-properties fo:color="#000000" loext:opacity="100%" style:font-name="Arial1" fo:font-size="11pt" fo:letter-spacing="normal" fo:language="fr" fo:country="CA" fo:font-weight="normal" officeooo:rsid="00214d78"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59" style:family="text">
      <style:text-properties fo:color="#000000" loext:opacity="100%" style:font-name="Arial1" fo:font-size="11pt" fo:letter-spacing="normal" fo:language="fr" fo:country="CA" fo:font-weight="normal" officeooo:rsid="002a38f6"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0" style:family="text">
      <style:text-properties fo:color="#000000" loext:opacity="100%" style:font-name="Arial1" fo:font-size="11pt" fo:letter-spacing="normal" fo:language="fr" fo:country="CA" fo:font-weight="normal" officeooo:rsid="0020f363"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1" style:family="text">
      <style:text-properties fo:color="#000000" loext:opacity="100%" style:font-name="Arial1" fo:font-size="11pt" fo:letter-spacing="normal" fo:language="fr" fo:country="CA" fo:font-weight="normal" officeooo:rsid="00191267"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2" style:family="text">
      <style:text-properties fo:color="#000000" loext:opacity="100%" style:font-name="Arial1" fo:font-size="11pt" fo:letter-spacing="normal" fo:language="fr" fo:country="CA" fo:font-weight="normal" officeooo:rsid="001acc80"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3" style:family="text">
      <style:text-properties fo:color="#000000" loext:opacity="100%" style:font-name="Arial1" fo:font-size="11pt" fo:letter-spacing="normal" fo:language="fr" fo:country="CA" fo:font-weight="normal" officeooo:rsid="000f39c5"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4" style:family="text">
      <style:text-properties fo:color="#000000" loext:opacity="100%" style:font-name="Arial1" fo:font-size="11pt" fo:letter-spacing="normal" fo:language="fr" fo:country="CA" fo:font-weight="normal" officeooo:rsid="001bbe40"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5" style:family="text">
      <style:text-properties fo:color="#000000" loext:opacity="100%" style:font-name="Arial1" fo:font-size="11pt" fo:letter-spacing="normal" fo:language="fr" fo:country="CA" fo:font-weight="normal" officeooo:rsid="0021726e"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6" style:family="text">
      <style:text-properties fo:color="#000000" loext:opacity="100%" style:font-name="Arial1" fo:font-size="11pt" fo:letter-spacing="normal" fo:language="fr" fo:country="CA" fo:font-weight="normal" officeooo:rsid="002761e2"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7" style:family="text">
      <style:text-properties fo:color="#000000" loext:opacity="100%" style:font-name="Arial1" fo:font-size="11pt" fo:letter-spacing="normal" fo:language="fr" fo:country="CA" fo:font-weight="normal" officeooo:rsid="00286194"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8" style:family="text">
      <style:text-properties fo:color="#000000" loext:opacity="100%" style:font-name="Arial1" fo:font-size="11pt" fo:letter-spacing="normal" fo:language="fr" fo:country="CA" fo:font-weight="normal" officeooo:rsid="002f9d01"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69" style:family="text">
      <style:text-properties fo:color="#000000" loext:opacity="100%" style:font-name="Arial1" fo:font-size="11pt" fo:letter-spacing="normal" fo:language="fr" fo:country="CA" fo:font-weight="normal" officeooo:rsid="0030c815"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70" style:family="text">
      <style:text-properties fo:color="#000000" loext:opacity="100%" style:font-name="Arial1" fo:font-size="11pt" fo:letter-spacing="normal" fo:language="fr" fo:country="CA" fo:font-weight="normal" officeooo:rsid="003436ce"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71" style:family="text">
      <style:text-properties fo:color="#000000" loext:opacity="100%" style:font-name="Arial1" fo:font-size="11pt" fo:letter-spacing="normal" fo:language="fr" fo:country="CA" fo:font-weight="normal" officeooo:rsid="0037b696"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72" style:family="text">
      <style:text-properties fo:color="#000000" loext:opacity="100%" style:font-name="Arial1" fo:font-size="11pt" fo:letter-spacing="normal" fo:language="fr" fo:country="CA" fo:font-weight="normal" officeooo:rsid="00382be0"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73" style:family="text">
      <style:text-properties fo:color="#000000" loext:opacity="100%" style:font-name="Arial1" fo:font-size="11pt" fo:letter-spacing="normal" fo:language="fr" fo:country="CA" fo:font-weight="normal" officeooo:rsid="003bd508"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74" style:family="text">
      <style:text-properties fo:color="#000000" loext:opacity="100%" style:font-name="Arial1" fo:font-size="11pt" fo:letter-spacing="normal" fo:language="fr" fo:country="CA" fo:font-weight="normal" officeooo:rsid="003e3c5d"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75" style:family="text">
      <style:text-properties fo:color="#000000" loext:opacity="100%" style:font-name="Arial1" fo:font-size="11pt" fo:letter-spacing="normal" fo:language="fr" fo:country="CA" fo:font-weight="normal" officeooo:rsid="0040b50f"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76" style:family="text">
      <style:text-properties fo:color="#000000" loext:opacity="100%" style:font-name="Arial1" fo:font-size="11pt" fo:letter-spacing="normal" fo:language="fr" fo:country="CA" fo:font-weight="normal" officeooo:rsid="00462f3c" fo:background-color="transparent" loext:char-shading-value="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77" style:family="text">
      <style:text-properties fo:color="#000000" loext:opacity="100%" style:font-name="Arial1" fo:font-size="11pt" fo:letter-spacing="normal" fo:language="fr" fo:country="CA" fo:font-weight="normal" officeooo:rsid="001bbe40" fo:background-color="transparent" loext:char-shading-value="0" style:font-name-asian="Times New Roman1" style:font-size-asian="11pt" style:font-weight-asian="normal" style:font-name-complex="Times New Roman1" style:font-size-complex="11pt" style:font-weight-complex="normal"/>
    </style:style>
    <style:style style:name="T78" style:family="text">
      <style:text-properties fo:color="#000000" loext:opacity="100%" style:font-name="Arial1" fo:font-size="11pt" fo:letter-spacing="normal" fo:language="fr" fo:country="CA" fo:font-weight="normal" officeooo:rsid="0021726e" fo:background-color="transparent" loext:char-shading-value="0" style:font-name-asian="Times New Roman1" style:font-size-asian="11pt" style:font-weight-asian="normal" style:font-name-complex="Times New Roman1" style:font-size-complex="11pt" style:font-weight-complex="normal"/>
    </style:style>
    <style:style style:name="T79" style:family="text">
      <style:text-properties fo:color="#000000" loext:opacity="100%" style:font-name="Arial1" fo:font-size="11pt" fo:letter-spacing="normal" fo:language="fr" fo:country="CA" fo:font-weight="normal" officeooo:rsid="00286194" fo:background-color="transparent" loext:char-shading-value="0" style:font-name-asian="Times New Roman1" style:font-size-asian="11pt" style:font-weight-asian="normal" style:font-name-complex="Times New Roman1" style:font-size-complex="11pt" style:font-weight-complex="normal"/>
    </style:style>
    <style:style style:name="T80" style:family="text">
      <style:text-properties fo:color="#000000" loext:opacity="100%" style:font-name="Arial1" fo:font-size="11pt" fo:letter-spacing="normal" fo:language="fr" fo:country="CA" officeooo:rsid="001e2013" fo:background-color="transparent" loext:char-shading-value="0" style:font-name-asian="Times New Roman1" style:font-size-asian="11pt" style:font-name-complex="Times New Roman1" style:font-size-complex="11pt"/>
    </style:style>
    <style:style style:name="T81" style:family="text">
      <style:text-properties fo:color="#000000" loext:opacity="100%" style:font-name="Arial1" fo:font-size="11pt" fo:letter-spacing="normal" fo:language="fr" fo:country="CA" officeooo:rsid="000cef78" fo:background-color="transparent" loext:char-shading-value="0" style:font-name-asian="Times New Roman1" style:font-size-asian="11pt" style:font-name-complex="Times New Roman1" style:font-size-complex="11pt"/>
    </style:style>
    <style:style style:name="T82" style:family="text">
      <style:text-properties fo:color="#000000" loext:opacity="100%" style:font-name="Arial1" fo:font-size="11pt" fo:letter-spacing="normal" fo:language="fr" fo:country="CA" officeooo:rsid="0005d44c" fo:background-color="transparent" loext:char-shading-value="0" style:font-name-asian="Times New Roman1" style:font-size-asian="11pt" style:font-name-complex="Times New Roman1" style:font-size-complex="11pt"/>
    </style:style>
    <style:style style:name="T83" style:family="text">
      <style:text-properties fo:color="#000000" loext:opacity="100%" style:font-name="Arial1" fo:font-size="11pt" fo:letter-spacing="normal" fo:language="fr" fo:country="CA" officeooo:rsid="001d0a51" fo:background-color="transparent" loext:char-shading-value="0" style:font-name-asian="Times New Roman1" style:font-size-asian="11pt" style:font-name-complex="Times New Roman1" style:font-size-complex="11pt"/>
    </style:style>
    <style:style style:name="T84" style:family="text">
      <style:text-properties fo:color="#000000" loext:opacity="100%" style:font-name="Arial1" fo:font-size="11pt" fo:letter-spacing="normal" fo:language="fr" fo:country="CA" officeooo:rsid="004a6a00" fo:background-color="transparent" loext:char-shading-value="0" style:font-name-asian="Times New Roman1" style:font-size-asian="11pt" style:font-name-complex="Times New Roman1" style:font-size-complex="11pt"/>
    </style:style>
    <style:style style:name="T85" style:family="text">
      <style:text-properties fo:color="#000000" loext:opacity="100%" style:font-name="Arial1" fo:font-size="11pt" fo:letter-spacing="normal" fo:language="fr" fo:country="CA" officeooo:rsid="00382be0" fo:background-color="transparent" loext:char-shading-value="0" style:font-name-asian="Times New Roman1" style:font-size-asian="11pt" style:font-name-complex="Times New Roman1" style:font-size-complex="11pt"/>
    </style:style>
    <style:style style:name="T86" style:family="text">
      <style:text-properties fo:color="#000000" loext:opacity="100%" style:font-name="Arial1" fo:font-size="11pt" fo:letter-spacing="normal" fo:language="fr" fo:country="CA" officeooo:rsid="00462f3c" fo:background-color="transparent" loext:char-shading-value="0" style:font-name-asian="Times New Roman1" style:font-size-asian="11pt" style:font-name-complex="Times New Roman1" style:font-size-complex="11pt"/>
    </style:style>
    <style:style style:name="T87" style:family="text">
      <style:text-properties fo:color="#000000" loext:opacity="100%" style:font-name="Arial1" fo:font-size="11pt" fo:letter-spacing="normal" fo:language="fr" fo:country="CA" officeooo:rsid="001e2013" fo:background-color="transparent" loext:char-shading-value="0" style:font-name-asian="Times New Roman1" style:font-size-asian="11pt" style:language-asian="zh" style:country-asian="CN" style:font-name-complex="Times New Roman1" style:font-size-complex="11pt" style:language-complex="ar" style:country-complex="SA"/>
    </style:style>
    <style:style style:name="T88" style:family="text">
      <style:text-properties fo:color="#000000" loext:opacity="100%" style:font-name="Arial1" fo:font-size="11pt" fo:letter-spacing="normal" fo:language="fr" fo:country="CA" officeooo:rsid="000cef78" fo:background-color="transparent" loext:char-shading-value="0" style:font-name-asian="Times New Roman1" style:font-size-asian="11pt" style:language-asian="zh" style:country-asian="CN" style:font-name-complex="Times New Roman1" style:font-size-complex="11pt" style:language-complex="ar" style:country-complex="SA"/>
    </style:style>
    <style:style style:name="T89" style:family="text">
      <style:text-properties fo:color="#000000" loext:opacity="100%" style:font-name="Arial1" fo:font-size="11pt" fo:letter-spacing="normal" fo:language="fr" fo:country="CA" officeooo:rsid="001d0a51" fo:background-color="transparent" loext:char-shading-value="0" style:font-name-asian="Times New Roman1" style:font-size-asian="11pt" style:language-asian="zh" style:country-asian="CN" style:font-name-complex="Times New Roman1" style:font-size-complex="11pt" style:language-complex="ar" style:country-complex="SA"/>
    </style:style>
    <style:style style:name="T90" style:family="text">
      <style:text-properties fo:color="#000000" loext:opacity="100%" style:font-name="Arial1" fo:font-size="11pt" fo:letter-spacing="normal" fo:language="fr" fo:country="CA" officeooo:rsid="0015609a" fo:background-color="transparent" loext:char-shading-value="0" style:font-name-asian="Times New Roman1" style:font-size-asian="11pt" style:language-asian="zh" style:country-asian="CN" style:font-name-complex="Times New Roman1" style:font-size-complex="11pt" style:language-complex="ar" style:country-complex="SA"/>
    </style:style>
    <style:style style:name="T91" style:family="text">
      <style:text-properties fo:color="#000000" loext:opacity="100%" style:font-name="Arial1" fo:font-size="11pt" fo:letter-spacing="normal" fo:language="fr" fo:country="CA" officeooo:rsid="00382be0" fo:background-color="transparent" loext:char-shading-value="0" style:font-name-asian="Times New Roman1" style:font-size-asian="11pt" style:language-asian="zh" style:country-asian="CN" style:font-name-complex="Times New Roman1" style:font-size-complex="11pt" style:language-complex="ar" style:country-complex="SA"/>
    </style:style>
    <style:style style:name="T92" style:family="text">
      <style:text-properties fo:color="#000000" loext:opacity="100%" style:font-name="Arial1" fo:font-size="11pt" fo:letter-spacing="normal" fo:language="fr" fo:country="CA" officeooo:rsid="00462f3c" fo:background-color="transparent" loext:char-shading-value="0" style:font-name-asian="Times New Roman1" style:font-size-asian="11pt" style:language-asian="zh" style:country-asian="CN" style:font-name-complex="Times New Roman1" style:font-size-complex="11pt" style:language-complex="ar" style:country-complex="SA"/>
    </style:style>
    <style:style style:name="T93" style:family="text">
      <style:text-properties fo:color="#000000" loext:opacity="100%" style:text-position="super 58%" style:font-name="Arial1" fo:font-size="11pt" fo:letter-spacing="normal" fo:language="fr" fo:country="CA" officeooo:rsid="000cef78" fo:background-color="transparent" loext:char-shading-value="0" style:font-name-asian="Times New Roman1" style:font-size-asian="11pt" style:font-name-complex="Times New Roman1" style:font-size-complex="11pt"/>
    </style:style>
    <style:style style:name="T94" style:family="text">
      <style:text-properties style:use-window-font-color="true" loext:opacity="0%" style:font-name="Arial1" fo:font-size="11pt" fo:language="fr" fo:country="CA" fo:font-weight="bold" officeooo:rsid="000fa129" style:font-name-asian="Times New Roman" style:font-size-asian="11pt" style:language-asian="zh" style:country-asian="CN" style:font-weight-asian="bold" style:font-name-complex="Arial1" style:font-size-complex="11pt" style:language-complex="ar" style:country-complex="SA"/>
    </style:style>
    <style:style style:name="T95" style:family="text">
      <style:text-properties style:use-window-font-color="true" loext:opacity="0%" style:font-name="Arial1" fo:font-size="11pt" fo:language="fr" fo:country="CA" fo:font-weight="normal"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96" style:family="text">
      <style:text-properties style:use-window-font-color="true" loext:opacity="0%" style:font-name="Arial1" fo:font-size="11pt" fo:language="fr" fo:country="CA" fo:font-weight="normal" officeooo:rsid="0022132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97" style:family="text">
      <style:text-properties style:use-window-font-color="true" loext:opacity="0%" style:font-name="Arial1" fo:font-size="11pt" fo:language="fr" fo:country="CA" fo:font-weight="normal" officeooo:rsid="0024b289"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98" style:family="text">
      <style:text-properties style:use-window-font-color="true" loext:opacity="0%" style:font-name="Arial1" fo:font-size="11pt" fo:language="fr" fo:country="CA" fo:font-weight="normal" officeooo:rsid="0029a825"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99" style:family="text">
      <style:text-properties style:use-window-font-color="true" loext:opacity="0%" style:font-name="Arial1" fo:font-size="11pt" fo:language="fr" fo:country="CA" fo:font-weight="normal" officeooo:rsid="003436ce"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00" style:family="text">
      <style:text-properties style:use-window-font-color="true" loext:opacity="0%" style:font-name="Arial1" fo:font-size="11pt" fo:language="fr" fo:country="CA" fo:font-weight="normal" officeooo:rsid="00382b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01" style:family="text">
      <style:text-properties style:use-window-font-color="true" loext:opacity="0%" style:font-name="Arial1" fo:font-size="11pt" fo:language="fr" fo:country="CA" fo:font-weight="normal" officeooo:rsid="00448301" style:font-name-asian="Times New Roman" style:font-size-asian="11pt" style:language-asian="en" style:country-asian="US" style:font-weight-asian="normal" style:font-name-complex="Arial1" style:font-size-complex="11pt" style:language-complex="ar" style:country-complex="SA" style:font-weight-complex="normal"/>
    </style:style>
    <style:style style:name="T102" style:family="text">
      <style:text-properties style:use-window-font-color="true" loext:opacity="0%" style:font-name="Arial1" fo:font-size="11pt" fo:language="fr" fo:country="CA" fo:font-weight="normal" officeooo:rsid="00472312" style:font-name-asian="Times New Roman" style:font-size-asian="11pt" style:language-asian="en" style:country-asian="US" style:font-weight-asian="normal" style:font-name-complex="Arial1" style:font-size-complex="11pt" style:language-complex="ar" style:country-complex="SA" style:font-weight-complex="normal"/>
    </style:style>
    <style:style style:name="T103" style:family="text">
      <style:text-properties style:use-window-font-color="true" loext:opacity="0%" style:font-name="Arial1" fo:font-size="11pt" fo:language="fr" fo:country="CA" officeooo:rsid="001d0a51" style:font-name-asian="Times New Roman" style:font-size-asian="11pt" style:language-asian="zh" style:country-asian="CN" style:font-name-complex="Arial1" style:font-size-complex="11pt" style:language-complex="ar" style:country-complex="SA"/>
    </style:style>
    <style:style style:name="T104" style:family="text">
      <style:text-properties style:use-window-font-color="true" loext:opacity="0%" style:font-name="Arial1" fo:font-size="11pt" fo:language="fr" fo:country="CA" officeooo:rsid="001e2013" style:font-name-asian="Times New Roman" style:font-size-asian="11pt" style:language-asian="zh" style:country-asian="CN" style:font-name-complex="Arial1" style:font-size-complex="11pt" style:language-complex="ar" style:country-complex="SA"/>
    </style:style>
    <style:style style:name="T105" style:family="text">
      <style:text-properties style:use-window-font-color="true" loext:opacity="0%" style:font-name="Arial1" fo:font-size="11pt" fo:language="fr" fo:country="CA" officeooo:rsid="0021d7bd" style:font-name-asian="Times New Roman" style:font-size-asian="11pt" style:language-asian="zh" style:country-asian="CN" style:font-name-complex="Arial1" style:font-size-complex="11pt" style:language-complex="ar" style:country-complex="SA"/>
    </style:style>
    <style:style style:name="T106" style:family="text">
      <style:text-properties style:use-window-font-color="true" loext:opacity="0%" style:font-name="Arial1" fo:font-size="11pt" fo:language="fr" fo:country="CA" officeooo:rsid="002b114d" style:font-name-asian="Times New Roman" style:font-size-asian="11pt" style:language-asian="zh" style:country-asian="CN" style:font-name-complex="Arial1" style:font-size-complex="11pt" style:language-complex="ar" style:country-complex="SA"/>
    </style:style>
    <style:style style:name="T107" style:family="text">
      <style:text-properties style:use-window-font-color="true" loext:opacity="0%" style:font-name="Arial1" fo:font-size="11pt" fo:language="fr" fo:country="CA" officeooo:rsid="0037b696" style:font-name-asian="Times New Roman" style:font-size-asian="11pt" style:language-asian="zh" style:country-asian="CN" style:font-name-complex="Arial1" style:font-size-complex="11pt" style:language-complex="ar" style:country-complex="SA"/>
    </style:style>
    <style:style style:name="T108" style:family="text">
      <style:text-properties style:use-window-font-color="true" loext:opacity="0%" style:font-name="Arial1" fo:font-size="11pt" fo:letter-spacing="normal" fo:language="fr" fo:country="CA" fo:font-weight="normal" officeooo:rsid="001fc3a3"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09" style:family="text">
      <style:text-properties style:use-window-font-color="true" loext:opacity="0%" style:font-name="Arial1" fo:font-size="11pt" fo:letter-spacing="normal" fo:language="fr" fo:country="CA" fo:font-weight="normal" officeooo:rsid="000fa129"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10" style:family="text">
      <style:text-properties style:use-window-font-color="true" loext:opacity="0%" style:font-name="Arial1" fo:font-size="11pt" fo:letter-spacing="normal" fo:language="fr" fo:country="CA" fo:font-weight="normal" officeooo:rsid="000ec904"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11" style:family="text">
      <style:text-properties style:use-window-font-color="true" loext:opacity="0%" style:font-name="Arial1" fo:font-size="11pt" fo:letter-spacing="normal" fo:language="fr" fo:country="CA" fo:font-weight="normal" officeooo:rsid="000f39c5"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12" style:family="text">
      <style:text-properties style:use-window-font-color="true" loext:opacity="0%" style:font-name="Arial1" fo:font-size="11pt" fo:letter-spacing="normal" fo:language="fr" fo:country="CA" fo:font-weight="normal" officeooo:rsid="0021726e"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13" style:family="text">
      <style:text-properties style:use-window-font-color="true" loext:opacity="0%" style:font-name="Arial1" fo:font-size="11pt" fo:letter-spacing="normal" fo:language="fr" fo:country="CA" fo:font-weight="normal" officeooo:rsid="00286194"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14" style:family="text">
      <style:text-properties style:use-window-font-color="true" loext:opacity="0%" style:font-name="Arial1" fo:font-size="11pt" fo:letter-spacing="normal" fo:language="fr" fo:country="CA" fo:font-weight="normal" officeooo:rsid="002b114d"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15" style:family="text">
      <style:text-properties style:use-window-font-color="true" loext:opacity="0%" style:font-name="Arial1" fo:font-size="11pt" fo:letter-spacing="normal" fo:language="fr" fo:country="CA" fo:font-weight="normal" officeooo:rsid="0030c815"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16" style:family="text">
      <style:text-properties style:use-window-font-color="true" loext:opacity="0%" style:font-name="Arial1" fo:font-size="11pt" fo:letter-spacing="normal" fo:language="fr" fo:country="CA" fo:font-weight="normal" officeooo:rsid="00382be0"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17" style:family="text">
      <style:text-properties style:use-window-font-color="true" loext:opacity="0%" style:font-name="Arial1" fo:font-size="11pt" fo:letter-spacing="normal" fo:language="fr" fo:country="CA" fo:font-weight="normal" officeooo:rsid="00462f3c" fo:background-color="transparent" loext:char-shading-value="0"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18" style:family="text">
      <style:text-properties style:use-window-font-color="true" loext:opacity="0%" fo:font-weight="normal" style:letter-kerning="true" style:language-asian="zh" style:country-asian="CN" style:font-weight-asian="normal" style:font-name-complex="Arial2" style:language-complex="hi" style:country-complex="IN" style:font-weight-complex="normal"/>
    </style:style>
    <style:style style:name="T119" style:family="text">
      <style:text-properties style:use-window-font-color="true" loext:opacity="0%" fo:language="fr" fo:country="CA" fo:font-weight="bold" officeooo:rsid="000fa129" style:font-name-asian="Times New Roman" style:language-asian="zh" style:country-asian="CN" style:font-weight-asian="bold" style:font-name-complex="Arial1" style:language-complex="ar" style:country-complex="SA"/>
    </style:style>
    <style:style style:name="T120" style:family="text">
      <style:text-properties style:use-window-font-color="true" loext:opacity="0%" style:text-position="super 58%" style:font-name="Arial1" fo:font-size="11pt" fo:language="fr" fo:country="CA" fo:font-weight="normal" style:font-name-asian="Times New Roman" style:font-size-asian="11pt" style:language-asian="zh" style:country-asian="CN" style:font-weight-asian="normal" style:font-name-complex="Arial1" style:font-size-complex="11pt" style:language-complex="ar" style:country-complex="SA" style:font-weight-complex="normal"/>
    </style:style>
    <style:style style:name="T121" style:family="text">
      <style:text-properties officeooo:rsid="0005d44c"/>
    </style:style>
    <style:style style:name="T122" style:family="text">
      <style:text-properties officeooo:rsid="00085902"/>
    </style:style>
    <style:style style:name="T123" style:family="text">
      <style:text-properties fo:font-size="12pt" fo:language="fr" fo:country="CA" style:font-size-asian="12pt" style:font-size-complex="12pt"/>
    </style:style>
    <style:style style:name="T124" style:family="text">
      <style:text-properties fo:font-size="12pt" style:font-size-asian="12pt" style:font-size-complex="12pt"/>
    </style:style>
    <style:style style:name="T125" style:family="text">
      <style:text-properties fo:font-size="12pt" officeooo:rsid="0048b2cd" style:font-size-asian="12pt" style:font-size-complex="12pt"/>
    </style:style>
    <style:style style:name="T126" style:family="text">
      <style:text-properties officeooo:rsid="000da33a"/>
    </style:style>
    <style:style style:name="T127" style:family="text">
      <style:text-properties officeooo:rsid="00191267"/>
    </style:style>
    <style:style style:name="T128" style:family="text">
      <style:text-properties fo:font-weight="normal" style:font-weight-asian="normal" style:font-weight-complex="normal"/>
    </style:style>
    <style:style style:name="T129" style:family="text">
      <style:text-properties fo:font-weight="normal" officeooo:rsid="000cab96" style:font-weight-asian="normal" style:font-weight-complex="normal"/>
    </style:style>
    <style:style style:name="T130" style:family="text">
      <style:text-properties fo:font-weight="normal" officeooo:rsid="000fa129" style:font-weight-asian="normal" style:font-weight-complex="normal"/>
    </style:style>
    <style:style style:name="T131" style:family="text">
      <style:text-properties fo:font-weight="normal" officeooo:rsid="00448301" style:font-weight-asian="normal" style:font-weight-complex="normal"/>
    </style:style>
    <style:style style:name="T132" style:family="text">
      <style:text-properties officeooo:rsid="000fa129"/>
    </style:style>
    <style:style style:name="T133" style:family="text">
      <style:text-properties officeooo:rsid="001289be"/>
    </style:style>
    <style:style style:name="T134" style:family="text">
      <style:text-properties fo:language="en" fo:country="US" officeooo:rsid="0005d44c"/>
    </style:style>
    <style:style style:name="T135" style:family="text">
      <style:text-properties fo:language="en" fo:country="US" officeooo:rsid="000fa129"/>
    </style:style>
    <style:style style:name="T136" style:family="text">
      <style:text-properties fo:language="en" fo:country="US" officeooo:rsid="00221320"/>
    </style:style>
    <style:style style:name="T137" style:family="text">
      <style:text-properties fo:language="en" fo:country="US" officeooo:rsid="00286194"/>
    </style:style>
    <style:style style:name="T138" style:family="text">
      <style:text-properties fo:language="en" fo:country="US" fo:font-weight="normal" style:letter-kerning="true" style:language-asian="zh" style:country-asian="CN" style:font-weight-asian="normal" style:font-name-complex="Arial1" style:language-complex="hi" style:country-complex="IN" style:font-weight-complex="normal"/>
    </style:style>
    <style:style style:name="T139" style:family="text">
      <style:text-properties fo:language="en" fo:country="US" fo:font-weight="normal" officeooo:rsid="000cef78" style:letter-kerning="true" style:language-asian="zh" style:country-asian="CN" style:font-weight-asian="normal" style:font-name-complex="Arial1" style:language-complex="hi" style:country-complex="IN" style:font-weight-complex="normal"/>
    </style:style>
    <style:style style:name="T140" style:family="text">
      <style:text-properties fo:language="en" fo:country="US" officeooo:rsid="0030c815"/>
    </style:style>
    <style:style style:name="T141" style:family="text">
      <style:text-properties officeooo:rsid="0021d7bd"/>
    </style:style>
    <style:style style:name="T142" style:family="text">
      <style:text-properties officeooo:rsid="00286194"/>
    </style:style>
    <style:style style:name="T143" style:family="text">
      <style:text-properties officeooo:rsid="002c9567"/>
    </style:style>
    <style:style style:name="T144" style:family="text">
      <style:text-properties officeooo:rsid="002c9567" style:language-complex="ar" style:country-complex="SA"/>
    </style:style>
    <style:style style:name="T145" style:family="text">
      <style:text-properties officeooo:rsid="002f9d01"/>
    </style:style>
    <style:style style:name="T146" style:family="text">
      <style:text-properties officeooo:rsid="00315a95"/>
    </style:style>
    <style:style style:name="T147" style:family="text">
      <style:text-properties officeooo:rsid="00369c9b"/>
    </style:style>
    <style:style style:name="T148" style:family="text">
      <style:text-properties fo:language="fr" fo:country="CA" officeooo:rsid="003a0f55" style:font-name-complex="Times New Roman1"/>
    </style:style>
    <style:style style:name="T149" style:family="text">
      <style:text-properties fo:language="fr" fo:country="CA" officeooo:rsid="003da21e" style:font-name-complex="Times New Roman1"/>
    </style:style>
    <style:style style:name="T150" style:family="text">
      <style:text-properties fo:language="fr" fo:country="CA" officeooo:rsid="005e886f" style:font-name-complex="Times New Roman1"/>
    </style:style>
    <style:style style:name="T151" style:family="text">
      <style:text-properties fo:language="fr" fo:country="CA" officeooo:rsid="006008ff" style:font-name-complex="Times New Roman1"/>
    </style:style>
    <style:style style:name="T152" style:family="text">
      <style:text-properties officeooo:rsid="00382be0"/>
    </style:style>
    <style:style style:name="T153" style:family="text">
      <style:text-properties officeooo:rsid="003e3c5d"/>
    </style:style>
    <style:style style:name="T154" style:family="text">
      <style:text-properties officeooo:rsid="0042ad18"/>
    </style:style>
    <style:style style:name="T155" style:family="text">
      <style:text-properties style:font-weight-asian="normal" style:font-weight-complex="normal"/>
    </style:style>
    <style:style style:name="T156" style:family="text">
      <style:text-properties officeooo:rsid="00448301"/>
    </style:style>
    <style:style style:name="T157" style:family="text">
      <style:text-properties officeooo:rsid="0048b2cd"/>
    </style:style>
    <style:style style:name="T158" style:family="text">
      <style:text-properties style:font-name="Arial1" fo:font-size="12pt" officeooo:rsid="0048b2cd" style:font-size-asian="12pt" style:font-size-complex="12pt"/>
    </style:style>
    <style:style style:name="T159" style:family="text">
      <style:text-properties style:font-name="Arial1" officeooo:rsid="0048b2c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445in" fo:text-indent="-0.25in" fo:margin-left="0.844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945in" fo:text-indent="-0.25in" fo:margin-left="1.094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445in" fo:text-indent="-0.25in" fo:margin-left="1.344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945in" fo:text-indent="-0.25in" fo:margin-left="1.594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445in" fo:text-indent="-0.25in" fo:margin-left="1.844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945in" fo:text-indent="-0.25in" fo:margin-left="2.094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445in" fo:text-indent="-0.25in" fo:margin-left="2.344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945in" fo:text-indent="-0.25in" fo:margin-left="2.594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445in" fo:text-indent="-0.25in" fo:margin-left="2.844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Strong_20_Emphasis" loext:num-list-format="PIÈCE P-%1%:   " style:num-prefix="PIÈCE P-"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CANADA</text:p>
          </table:table-cell>
          <table:table-cell table:style-name="Table1.B1" office:value-type="string">
            <text:p text:style-name="P19">COUR SUPÉRIEURE</text:p>
            <text:p text:style-name="P4">(Chambre civile)</text:p>
          </table:table-cell>
        </table:table-row>
        <table:table-row table:style-name="Table1.1">
          <table:table-cell table:style-name="Table1.A1" office:value-type="string">
            <text:p text:style-name="P3">PROVINCE DE QUÉBEC</text:p>
          </table:table-cell>
          <table:table-cell table:style-name="Table1.A1" office:value-type="string">
            <text:p text:style-name="P13"/>
          </table:table-cell>
        </table:table-row>
        <table:table-row table:style-name="Table1.1">
          <table:table-cell table:style-name="Table1.A1" office:value-type="string">
            <text:p text:style-name="P3">DISTRICT DE QUÉBEC</text:p>
            <text:p text:style-name="P3">NO:</text:p>
          </table:table-cell>
          <table:table-cell table:style-name="Table1.A1" office:value-type="string">
            <text:p text:style-name="P3"/>
            <text:p text:style-name="P12"/>
          </table:table-cell>
        </table:table-row>
        <table:table-row table:style-name="Table1.4">
          <table:table-cell table:style-name="Table1.A1" office:value-type="string">
            <text:p text:style-name="P20"/>
            <text:p text:style-name="P20">Vincent Dallaire,</text:p>
            <text:p text:style-name="P6"><text:span text:style-name="T121">Domicilié au...</text:span></text:p>
            <text:p text:style-name="P6"/>
            <text:p text:style-name="P6">Demandeur</text:p>
            <text:p text:style-name="P6"/>
            <text:p text:style-name="P16">c.</text:p>
            <text:p text:style-name="P6"/>
          </table:table-cell>
          <table:table-cell table:style-name="Table1.A1" office:value-type="string">
            <text:p text:style-name="P15"/>
            <text:p text:style-name="P5"/>
          </table:table-cell>
        </table:table-row>
        <table:table-row table:style-name="Table1.5">
          <table:table-cell table:style-name="Table1.A1" office:value-type="string">
            <text:p text:style-name="P62"><text:span text:style-name="Strong_20_Emphasis"><text:span text:style-name="T48">Procureur général du Québec</text:span></text:span></text:p>
            <text:p text:style-name="P66"><text:span text:style-name="Strong_20_Emphasis"><text:span text:style-name="T50">Ministère de la Justice du Québec<text:line-break/>Édifice Louis-Philippe-Pigeon<text:line-break/>1200, route de l'Église<text:line-break/>Québec (Québec) G1V 4M1</text:span></text:span></text:p>
            <text:p text:style-name="P66"><text:span text:style-name="Strong_20_Emphasis"><text:span text:style-name="T50"/></text:span></text:p>
            <text:p text:style-name="P66"><text:span text:style-name="Strong_20_Emphasis"><text:span text:style-name="T49">Collège des médecins du Québec</text:span></text:span></text:p>
            <text:p text:style-name="P56">Bureau 3500, 1250, boulevard René-Lévesque Ouest<text:line-break/>Montréal (Québec) H3B 0G2</text:p>
            <text:p text:style-name="P59"/>
            <text:p text:style-name="P59">Centre Intégré Universitaire en Santé et Service Sociaux (CIUSSS) de la Capitale-Nationale</text:p>
            <text:p text:style-name="P57">2915 Av. du Bourg-Royal, Québec, QC G1C 3S2</text:p>
            <text:p text:style-name="P59"/>
            <text:p text:style-name="P59"><text:span text:style-name="T143">H</text:span><text:span text:style-name="T144">ôtel-Dieu </text:span>de Lévis</text:p>
            <text:p text:style-name="P57">143 Rue Wolfe, Lévis, QC G6V 3Z1</text:p>
            <text:p text:style-name="P48"/>
            <text:p text:style-name="P54"><text:span text:style-name="T16">Yvan Gauthier</text:span> (psychiatre) <text:span text:style-name="T126">et </text:span></text:p>
            <text:p text:style-name="P54"><text:span text:style-name="T16">Jacinthe Saindon</text:span> (psychiatre)</text:p>
            <text:p text:style-name="P54"><text:span text:style-name="T127">Hôpital Enfant-Jésus, </text:span><text:span text:style-name="T129">1401 18e Rue, Québec, QC G1J 1Z4</text:span></text:p>
            <text:p text:style-name="P58"/>
            <text:p text:style-name="P51"><text:span text:style-name="T16">Sophie l’Heureux</text:span> (psychiatre),</text:p>
            <text:p text:style-name="P51"><text:span text:style-name="T16">Sylvain Faucher</text:span> (psychiatre),</text:p>
            <text:p text:style-name="P51"><text:span text:style-name="T16">Marie-Pierre Mailhot </text:span><text:span text:style-name="T130">(psychiatre)</text:span><text:span text:style-name="T17"> </text:span><text:span text:style-name="T126">et </text:span><text:span text:style-name="T16">Sébastien Brodeur</text:span> (résident en psychiatrie)</text:p>
            <text:p text:style-name="P50">Institut Universitaire en Santé Mentale de Québec, <text:span text:style-name="T118">2525 Chemin de la Canardière, Québec, QC G1J 0A4</text:span></text:p>
            <text:p text:style-name="P65"/>
            <text:p text:style-name="P65"/>
            <text:p text:style-name="P55"><text:span text:style-name="T139">D</text:span><text:span text:style-name="T138">éfendeurs</text:span></text:p>
          </table:table-cell>
          <table:table-cell table:style-name="Table1.A1" office:value-type="string">
            <text:p text:style-name="P29"><text:span text:style-name="T44">Félix Carrier</text:span><text:span text:style-name="T45"> (psychiatre) </text:span><text:span text:style-name="T46">et</text:span></text:p>
            <text:p text:style-name="P49"><text:span text:style-name="T16">Jean-Philippe Roberge</text:span> (infirmier praticien en psychiatrie)</text:p>
            <text:p text:style-name="P17"><text:span text:style-name="T23">Hôtel-Dieu de Lévis, pavillon Dominique Bédard, </text:span><text:span text:style-name="T47">18 Rue Saint-Omer, Lévis, QC G6V 5C2</text:span></text:p>
            <text:p text:style-name="P46"/>
            <text:p text:style-name="P49"><text:span text:style-name="T16">Johanne April</text:span> (juge à la cour supérieure district de Québec)</text:p>
            <text:p text:style-name="P49">Palai de Justice de Québec,</text:p>
            <text:p text:style-name="P47">300, boulevard Jean-Lesage<text:line-break/>Québec (Québec) G1K 8K6</text:p>
          </table:table-cell>
        </table:table-row>
      </table:table>
      <text:p text:style-name="P26"/>
      <text:p text:style-name="P26"><text:soft-page-break/>DEMANDE INTRODUCTIVE D’INSTANCE</text:p>
      <text:p text:style-name="P25"/>
      <text:p text:style-name="P60">AU SOUTIEN DE SA DEMANDE, LE DEMANDEUR EXPOSE CE QUI SUIT:</text:p>
      <text:p text:style-name="P7"/>
      <text:p text:style-name="P27">I-INTRODUCTION</text:p>
      <text:list xml:id="list2916334457" text:style-name="L1">
        <text:list-item>
          <text:p text:style-name="P67"><text:span text:style-name="T4">Le demandeur est Vincent Dallaire, un homme de 26 ans qui a subi plusieurs interventions psychiatriques du 11 novembre 2019 </text:span><text:span text:style-name="T103">à janvier 2023;</text:span></text:p>
        </text:list-item>
        <text:list-item>
          <text:p text:style-name="P67"><text:span text:style-name="T104">M. Dallaire </text:span><text:span text:style-name="T103">a fait de la prison du 18 août 2019 au 11 novembre 2019;</text:span></text:p>
        </text:list-item>
        <text:list-item>
          <text:p text:style-name="P67"><text:span text:style-name="T103">À </text:span><text:span text:style-name="T105">ce moment, il est</text:span><text:span text:style-name="T103"> accusé de plusieurs menaces </text:span><text:span text:style-name="T106">sur des membres du personnel de l’Université Laval</text:span><text:span text:style-name="T103"> et purge une peine de 90 jours pour un voie de fait causant des lésions et des menaces </text:span><text:span text:style-name="T107">datant de mai 2018</text:span><text:span text:style-name="T103">;</text:span></text:p>
          <text:p text:style-name="P70"/>
        </text:list-item>
      </text:list>
      <text:p text:style-name="P27">II-LES FAITS</text:p>
      <text:p text:style-name="P63"><text:span text:style-name="T6">A</text:span><text:span text:style-name="T5">-</text:span><text:span text:style-name="T6">Sur la psychiatrie forcée qu’a subie le d</text:span><text:span text:style-name="T7">emandeur </text:span><text:span text:style-name="T94">à la suite de son incarcération à partir de décembre 2019</text:span></text:p>
      <text:list xml:id="list192827958710408" text:continue-numbering="true" text:style-name="L1">
        <text:list-item>
          <text:p text:style-name="P68"><text:span text:style-name="T4">L</text:span><text:span text:style-name="T82">e </text:span><text:span text:style-name="T81">11 novembre 2019, </text:span><text:span text:style-name="T80">M. Dallaire </text:span><text:span text:style-name="T83">est</text:span><text:span text:style-name="T81"> transféré de l’Établissement de Détention de Québec (ÉDQ) à l’Institut Universitaire en Santé Mentale de Québec (IUSMQ) pour une évaluation psychiatrique en aptitude à comparaître demandé</text:span><text:span text:style-name="T84">e</text:span><text:span text:style-name="T81"> par un juge de la cour supérieure le 1</text:span><text:span text:style-name="T93">er</text:span><text:span text:style-name="T81"> novembre 2019 </text:span><text:span text:style-name="T85">tel que démontré par l’</text:span><text:span text:style-name="T86">ordonnance en </text:span><text:span text:style-name="piece">P-1</text:span><text:span text:style-name="T81">;</text:span></text:p>
        </text:list-item>
        <text:list-item>
          <text:p text:style-name="P68"><text:span text:style-name="T81">Cette évaluation fut refusée par </text:span><text:span text:style-name="T80">M. Dallaire</text:span><text:span text:style-name="T81"> le 1</text:span><text:span text:style-name="T93">er</text:span><text:span text:style-name="T81"> novembre 2019 et le 7 novembre 2019;</text:span></text:p>
        </text:list-item>
        <text:list-item>
          <text:p text:style-name="P68"><text:span text:style-name="T80">M. Dallaire a</text:span><text:span text:style-name="T81"> été accusé de voie de fait sur un gardien de l’ÉDQ Jean-René Brousseau le 7 novembre 2019 </text:span><text:span text:style-name="T80">apr</text:span><text:span text:style-name="T87">ès avoir refusée son transfert pour son évaluation en aptitude à comparaître à la prison </text:span><text:span text:style-name="T91">tel que démontré par </text:span><text:span text:style-name="T92">son plumitif en </text:span><text:span text:style-name="piece">P-2</text:span><text:span text:style-name="T87">;</text:span></text:p>
        </text:list-item>
        <text:list-item>
          <text:p text:style-name="P68"><text:span text:style-name="T4">A</text:span><text:span text:style-name="T81">près un épisode de torture au trou à l’ÉDQ du 7 novembre au 11 novembre 2019 et plusieurs agressions physiques et psychologiques par des gardiens, </text:span><text:span text:style-name="T80">il</text:span><text:span text:style-name="T83"> </text:span><text:span text:style-name="T81">accepte finalement </text:span><text:span text:style-name="T83">son</text:span><text:span text:style-name="T81"> transfert à l’IUSMQ </text:span><text:span text:style-name="T80">(une autre poursuite civile sera déposée con</text:span><text:span text:style-name="T87">çernant son mauvais traitement à l’ÉDQ)</text:span><text:span text:style-name="T81">;</text:span></text:p>
        </text:list-item>
        <text:list-item>
          <text:p text:style-name="P68"><text:span text:style-name="T83">L</text:span><text:span text:style-name="T81">e psychiatre Sylvain Faucher </text:span><text:span text:style-name="T83">de l’IUSMQ</text:span><text:span text:style-name="T81"> recommande </text:span><text:span text:style-name="T88">à </text:span><text:span text:style-name="T87">M. Dallaire </text:span><text:span text:style-name="T81">la drogue Abilify, un antipsychotique qu’il souhaite augmenter graduellement;</text:span></text:p>
        </text:list-item>
        <text:list-item>
          <text:p text:style-name="P68"><text:span text:style-name="T81">Il recommande cette drogue puisqu’il dit que </text:span><text:span text:style-name="T80">celui-ci</text:span><text:span text:style-name="T81"> </text:span><text:span text:style-name="T83">est</text:span><text:span text:style-name="T81"> paranoïaque et que, pour cette raison, </text:span><text:span text:style-name="T83">il </text:span><text:span text:style-name="T81">invente des agressions et de la torture;</text:span></text:p>
        </text:list-item>
        <text:list-item>
          <text:p text:style-name="P68"><text:span text:style-name="T83">Tel que </text:span><text:span text:style-name="T86">démontré</text:span><text:span text:style-name="T83"> par </text:span><text:span text:style-name="T86">son rapport remis </text:span><text:span text:style-name="T92">à la cour en</text:span><text:span text:style-name="T89"> </text:span><text:span text:style-name="piece">P-</text:span><text:span text:style-name="piece"><text:span text:style-name="T152">3</text:span></text:span><text:span text:style-name="T83">, il déclare </text:span><text:span text:style-name="T80">M. Dallaire </text:span><text:span text:style-name="T83">apte </text:span><text:span text:style-name="T89">à comparaître </text:span><text:span text:style-name="T92">et</text:span><text:span text:style-name="T89"> accompagne </text:span><text:span text:style-name="T92">cette déclaration </text:span><text:span text:style-name="T89">de recommandations douteuses;</text:span></text:p>
        </text:list-item>
        <text:list-item>
          <text:p text:style-name="P68"><text:span text:style-name="T88">Ses recommandations suggère</text:span><text:span text:style-name="T90">nt</text:span><text:span text:style-name="T88"> que </text:span><text:span text:style-name="T87">M. Dallaire</text:span><text:span text:style-name="T88"> sois en absence temporaire de l’ÉDQ à l’IUSMQ pendant 2 mois le temps de quérir une ordonnance de </text:span><text:span text:style-name="T89">le</text:span><text:span text:style-name="T88"> torturer en </text:span><text:span text:style-name="T89">le</text:span><text:span text:style-name="T88"> droguant de force;</text:span></text:p>
        </text:list-item>
        <text:list-item>
          <text:p text:style-name="P68"><text:span text:style-name="T51">L’ÉDQ </text:span><text:span text:style-name="T52">a</text:span><text:span text:style-name="T51"> donné</text:span><text:span text:style-name="T52"> à M. Dallaire</text:span><text:span text:style-name="T51"> sécurité 5 (S5) comme statut de détenu ce qui signifie qu’</text:span><text:span text:style-name="T52">il </text:span><text:span text:style-name="T51">passera 4 mois en isolement ‘23h sur 24’ (</text:span><text:span text:style-name="T53">une heure dans le couloir</text:span><text:span text:style-name="T51">) </text:span><text:span text:style-name="T72">tel que démontré par </text:span><text:span text:style-name="T76">les rapports d’intervention des gardiens en</text:span><text:span text:style-name="T72"> </text:span><text:span text:style-name="piece"><text:span text:style-name="T155">P-4</text:span></text:span><text:span text:style-name="T51">;</text:span></text:p>
        </text:list-item>
        <text:list-item>
          <text:p text:style-name="P68"><text:soft-page-break/><text:span text:style-name="T51">Sylvain Faucher connaît les </text:span><text:span text:style-name="T52">conditions de détentions de M. Dallaire et les accusations retenues contre ce dernier conçernant un voie de fait sur Jean-René Brousseau un gardien de l’ÉDQ;</text:span></text:p>
        </text:list-item>
        <text:list-item>
          <text:p text:style-name="P68"><text:span text:style-name="T54">M. Dallaire </text:span><text:span text:style-name="T55">accepte de prendre la drogue de Sylvain Faucher puisqu’</text:span><text:span text:style-name="T54">il a</text:span><text:span text:style-name="T55"> très peur pour </text:span><text:span text:style-name="T54">s</text:span><text:span text:style-name="T55">a sécurité </text:span><text:span text:style-name="T54">et </text:span><text:span text:style-name="T55">puisqu’</text:span><text:span text:style-name="T54">il </text:span><text:span text:style-name="T55">ne souhaite pas retourner à l’ÉDQ pour être au trou en </text:span><text:span text:style-name="T54">s</text:span><text:span text:style-name="T55">e faisant droguer de force;</text:span></text:p>
        </text:list-item>
        <text:list-item>
          <text:p text:style-name="P68"><text:span text:style-name="T54">Il</text:span><text:span text:style-name="T55"> pense que le fait d’accepter cette drogue convaincra le procureur </text:span><text:span text:style-name="T56">de la couronne</text:span><text:span text:style-name="T55"> de </text:span><text:span text:style-name="T54">l</text:span><text:span text:style-name="T55">e laisser sortir sous condition en attendant la suite des procédures </text:span><text:span text:style-name="T54">ce qui a été fructueux;</text:span></text:p>
        </text:list-item>
        <text:list-item>
          <text:p text:style-name="P68"><text:span text:style-name="T54">Il </text:span><text:span text:style-name="T55">prend alors la drogue de Sylvain Faucher soit 10mg d’Abilify au matin;</text:span></text:p>
        </text:list-item>
        <text:list-item>
          <text:p text:style-name="P68"><text:span text:style-name="T54">M. Dallaire sort</text:span><text:span text:style-name="T55"> de l’</text:span><text:span text:style-name="T54">IUSMQ</text:span><text:span text:style-name="T55"> le 20 décembre 2019 </text:span><text:span text:style-name="T54">après avoir signé des conditions très lourdes de libérations incluant un couvre-feu de 22h à 6h et de suivre toutes </text:span><text:span text:style-name="T68">les</text:span><text:span text:style-name="T54"> recommandations des psychiatres </text:span><text:span text:style-name="T72">tel que démontré par </text:span><text:span text:style-name="T76">son ordonnance de libération en</text:span><text:span text:style-name="T72"> </text:span><text:span text:style-name="piece"><text:span text:style-name="T155">P-5</text:span></text:span><text:span text:style-name="T54">;</text:span></text:p>
        </text:list-item>
      </text:list>
      <text:p text:style-name="P18"><text:span text:style-name="T20">B</text:span><text:span text:style-name="T19">-Sur l</text:span><text:span text:style-name="T20">’internement en psychiatrie du d</text:span><text:span text:style-name="T21">emandeur</text:span><text:span text:style-name="T20"> en ao</text:span><text:span text:style-name="T119">ût 2020</text:span></text:p>
      <text:list xml:id="list192827711844300" text:continue-numbering="true" text:style-name="L1">
        <text:list-item>
          <text:p text:style-name="P68"><text:span text:style-name="T109">À </text:span><text:span text:style-name="T110">l’externe, c’est Sophie l’Heureux </text:span><text:span text:style-name="T114">une professeure et chercheure à l’Université Laval</text:span><text:span text:style-name="T110"> qui suit </text:span><text:span text:style-name="T108">M. Dallaire</text:span><text:span text:style-name="T110"> </text:span><text:span text:style-name="T108">alors que celui-ci</text:span><text:span text:style-name="T109"> retourne vivre chez </text:span><text:span text:style-name="T108">s</text:span><text:span text:style-name="T109">on père </text:span><text:span text:style-name="T114">et alors qu’il est accusé de plusieurs menaces sur des membres du personnel de cette université </text:span><text:span text:style-name="T116">tel que démontré par </text:span><text:span text:style-name="T117">le bottin de l’Université Laval et par une dénonciation en </text:span><text:span text:style-name="piece"><text:span text:style-name="T155">P-6</text:span></text:span><text:span text:style-name="T109">;</text:span></text:p>
        </text:list-item>
        <text:list-item>
          <text:p text:style-name="P68"><text:span text:style-name="T55">En août 2020, </text:span><text:span text:style-name="T54">M. Dallaire</text:span><text:span text:style-name="T57"> travail à deux emplois chez Couche-Tard et à l’entrepôt Resto-Gai</text:span><text:span text:style-name="T54">n, il est</text:span><text:span text:style-name="T57"> inscrit à l’Université de Sherbrooke dans le baccalauréat en informatique et </text:span><text:span text:style-name="T54">il a</text:span><text:span text:style-name="T57"> signé un bail de logement à Sherbrooke pour </text:span><text:span text:style-name="T54">s</text:span><text:span text:style-name="T57">es études </text:span><text:span text:style-name="T58">tel que démontré par les pièces </text:span><text:span text:style-name="piece"><text:span text:style-name="T155">P-7</text:span></text:span><text:span text:style-name="T58">, </text:span><text:span text:style-name="piece"><text:span text:style-name="T155">P-8</text:span></text:span><text:span text:style-name="T58"> et </text:span><text:span text:style-name="piece"><text:span text:style-name="T155">P-9</text:span></text:span><text:span text:style-name="T57">;</text:span></text:p>
        </text:list-item>
        <text:list-item>
          <text:p text:style-name="P68"><text:span text:style-name="T54">Il </text:span><text:span text:style-name="T57">arrête de prendre les drogues de Sophie l’Heureux le 11 août 2020 puisqu’</text:span><text:span text:style-name="T54">il</text:span><text:span text:style-name="T57"> n’e</text:span><text:span text:style-name="T54">st</text:span><text:span text:style-name="T57"> pas malade et parce que le fait de prendre ces drogues atteint </text:span><text:span text:style-name="T54">s</text:span><text:span text:style-name="T57">on honneur, </text:span><text:span text:style-name="T54">s</text:span><text:span text:style-name="T57">a dignité, </text:span><text:span text:style-name="T54">lui</text:span><text:span text:style-name="T57"> fait sentir de la colère et du dégoût, etc. Tous ces symptômes </text:span><text:span text:style-name="T56">négatifs </text:span><text:span text:style-name="T57">de la psychiatrie forcée, reconnu</text:span><text:span text:style-name="T59">e</text:span><text:span text:style-name="T57"> comme de la torture </text:span><text:span text:style-name="T59">par les Nations Unies</text:span><text:span text:style-name="T57">, affectent énormément </text:span><text:span text:style-name="T58">s</text:span><text:span text:style-name="T57">on fonctionnement au jour le jour;</text:span></text:p>
        </text:list-item>
        <text:list-item>
          <text:p text:style-name="P68"><text:span text:style-name="T57">M. </text:span><text:span text:style-name="T70">Dallaire loge d’ailleurs deux plaintes envers Sophie l’Heureux avant son internement psychiatrique : une au Collège des Médecins du Québec et une au commissaire aux plaintes du CIUSSS de la Capitale-Nationale tel que présentées en pièce </text:span><text:span text:style-name="piece"><text:span text:style-name="T155">P-10</text:span></text:span><text:span text:style-name="T70">;</text:span></text:p>
        </text:list-item>
        <text:list-item>
          <text:p text:style-name="P68"><text:span text:style-name="T57">Lorsqu’</text:span><text:span text:style-name="T58">il</text:span><text:span text:style-name="T57"> décide </text:span><text:span text:style-name="T60">de cesser la prise de </text:span><text:span text:style-name="T58">cette</text:span><text:span text:style-name="T60"> drogue</text:span><text:span text:style-name="T57">, Sophie l’Heureux demande </text:span><text:span text:style-name="T58">s</text:span><text:span text:style-name="T57">on arrestation pour qu’</text:span><text:span text:style-name="T58">il</text:span><text:span text:style-name="T57"> sois amené à l’urgence psychiatrique tel qu’on peut l’observer dans son rapport du 11 août 2020 </text:span><text:span text:style-name="T58">en pièce </text:span><text:span text:style-name="piece"><text:span text:style-name="T155">P-11</text:span></text:span><text:span text:style-name="T57">;</text:span></text:p>
        </text:list-item>
        <text:list-item>
          <text:p text:style-name="P68"><text:span text:style-name="T57">Des policiers se présentent à </text:span><text:span text:style-name="T58">la</text:span><text:span text:style-name="T57"> porte </text:span><text:span text:style-name="T58">du</text:span><text:span text:style-name="T57"> père </text:span><text:span text:style-name="T58">de M. Dallaire, où il vit à ce moment,</text:span><text:span text:style-name="T57"> vers 8h, le matin du 12 août 2020. </text:span><text:span text:style-name="T73">Au même moment, i</text:span><text:span text:style-name="T58">l</text:span><text:span text:style-name="T57"> discut</text:span><text:span text:style-name="T73">ait</text:span><text:span text:style-name="T57"> </text:span><text:span text:style-name="T58">avec</text:span><text:span text:style-name="T57"> </text:span><text:span text:style-name="T58">s</text:span><text:span text:style-name="T57">on père de </text:span><text:span text:style-name="T58">s</text:span><text:span text:style-name="T57">a décision d’arrêter de prendre ce</text:span><text:span text:style-name="T58">tte</text:span><text:span text:style-name="T57"> drogue;</text:span></text:p>
        </text:list-item>
        <text:list-item>
          <text:p text:style-name="P68"><text:span text:style-name="T74">M. Dallaire ouvre la porte aux policiers. I</text:span><text:span text:style-name="T57">l</text:span><text:span text:style-name="T58">s</text:span><text:span text:style-name="T57"> pointent un taser vers </text:span><text:span text:style-name="T58">M. Dallaire</text:span><text:span text:style-name="T57"> et </text:span><text:span text:style-name="T58">lui </text:span><text:span text:style-name="T57">demande de les suivres à </text:span><text:span text:style-name="T58">l’urgence psychiatrique où il</text:span><text:span text:style-name="T61"> rencontre deux psychiatres Yvan Gauthier et Jacinthe Saindon. </text:span><text:span text:style-name="T68">Cette intervention des policiers à causée un traumatisme énorme</text:span><text:span text:style-name="T58">;</text:span></text:p>
        </text:list-item>
        <text:list-item>
          <text:p text:style-name="P68"><text:soft-page-break/><text:span text:style-name="T58">Tel que démontré par les deux rapports de ces psychiatres en pièce </text:span><text:span text:style-name="piece"><text:span text:style-name="T155">P-12</text:span></text:span><text:span text:style-name="T58">, ils disent</text:span><text:span text:style-name="T61"> que </text:span><text:span text:style-name="T58">M. Dallaire est</text:span><text:span text:style-name="T61"> dangereux parce qu’</text:span><text:span text:style-name="T58">il a</text:span><text:span text:style-name="T61"> le cerveau croche et parce qu’</text:span><text:span text:style-name="T58">il</text:span><text:span text:style-name="T61"> ne prend pas leurs drogues dont ils ne comprennent pas le fonctionnement et les effets à long terme. Également, il</text:span><text:span text:style-name="T62">s </text:span><text:span text:style-name="T61">tente</text:span><text:span text:style-name="T62">nt</text:span><text:span text:style-name="T61"> de monter </text:span><text:span text:style-name="T58">s</text:span><text:span text:style-name="T61">on père contre </text:span><text:span text:style-name="T58">lui</text:span><text:span text:style-name="T61"> et déforment ses propos afin de prouver q</text:span><text:span text:style-name="T58">u’il est</text:span><text:span text:style-name="T61"> un danger public qui requiert des drogues psychiatriques pour remettre son cerveau en ordre;</text:span></text:p>
        </text:list-item>
        <text:list-item>
          <text:p text:style-name="P68"><text:span text:style-name="T61">O</text:span><text:span text:style-name="T57">n garde </text:span><text:span text:style-name="T62">alors </text:span><text:span text:style-name="T58">M. Dallaire</text:span><text:span text:style-name="T62"> </text:span><text:span text:style-name="T57">environ 3 mois </text:span><text:span text:style-name="T58">en internement psychiatrique </text:span><text:span text:style-name="T57">jusqu’en début novembre </text:span><text:span text:style-name="T63">2020 –</text:span><text:span text:style-name="T68"> période qui </text:span><text:span text:style-name="T69">a une grande part de responsabilité</text:span><text:span text:style-name="T68"> </text:span><text:span text:style-name="T69">dans l</text:span><text:span text:style-name="T68">es préjudices </text:span><text:span text:style-name="T69">de</text:span><text:span text:style-name="T68"> la section IV</text:span><text:span text:style-name="T63">;</text:span></text:p>
        </text:list-item>
        <text:list-item>
          <text:p text:style-name="P68"><text:span text:style-name="T61">P</text:span><text:span text:style-name="T63">endant la garde à l’hôpital, Sophie l’Heureux fait la demande d’une ordonnance de </text:span><text:span text:style-name="T58">le</text:span><text:span text:style-name="T63"> droguer de force avec 400mg d’Abilify par injection ce qu’elle obtient de la juge </text:span><text:span text:style-name="T56">de la cour supérieure </text:span><text:span text:style-name="T63">Johanne April tel que démontré </text:span><text:span text:style-name="T76">par cette ordonnace en</text:span><text:span text:style-name="T58"> </text:span><text:span text:style-name="piece"><text:span text:style-name="T155">P-13</text:span></text:span><text:span text:style-name="T63">;</text:span></text:p>
        </text:list-item>
        <text:list-item>
          <text:p text:style-name="P68"><text:span text:style-name="T63">C</text:span><text:span text:style-name="T69">ette ordonnance est une ordonnance de torture, est illégale, est demandée par Sophie l’Heureux qui est en conflit d’intérêt et cause des préjudices énormes à M. Dallaire </text:span><text:span text:style-name="T72">incluant tous les dommages moraux mentionnées en section IV</text:span><text:span text:style-name="T69">;</text:span></text:p>
        </text:list-item>
        <text:list-item>
          <text:p text:style-name="P68"><text:span text:style-name="T63">L</text:span><text:span text:style-name="T66">e résident en psychiatrie Sébastien Brodeur et la psychiatre Marie-Pierre Mailhot suivent M. Dallaire environ de la mi-septembe jusqu’à sa libération de son internement en début novembre 2020;</text:span></text:p>
        </text:list-item>
        <text:list-item>
          <text:p text:style-name="P75">Ces psychiatres menacent M. Dallaire d’appeler les agents de sécurité si celui-ci ne prend pas la drogue qu’ils prescrivent;</text:p>
        </text:list-item>
        <text:list-item>
          <text:p text:style-name="P68"><text:span text:style-name="T64">Dû à </text:span><text:span text:style-name="T65">s</text:span><text:span text:style-name="T64">on internement en psychiatrie, </text:span><text:span text:style-name="T65">M. Dallaire</text:span><text:span text:style-name="T64"> dois appeler </text:span><text:span text:style-name="T65">s</text:span><text:span text:style-name="T64">es deux employeurs pour démissionner. </text:span><text:span text:style-name="T75">Avant son internement, il annule</text:span><text:span text:style-name="T64"> </text:span><text:span text:style-name="T65">s</text:span><text:span text:style-name="T64">on inscription à l’Université de Sherbrooke et appel le propriétaire de l’appartement pour lequel </text:span><text:span text:style-name="T65">il a</text:span><text:span text:style-name="T64"> déjà signé un bail pour l’annuler. </text:span><text:span text:style-name="T65">Il a</text:span><text:span text:style-name="T64"> dû payer un mois de pénalité (le propriétaire a accepté ces conditions) par-dessus un mois de logement q</text:span><text:span text:style-name="T65">u’il </text:span><text:span text:style-name="T64">avai</text:span><text:span text:style-name="T65">t</text:span><text:span text:style-name="T64"> déjà payé vu que la location commençait en juillet 2020 et qu’</text:span><text:span text:style-name="T65">il</text:span><text:span text:style-name="T64"> n’avai</text:span><text:span text:style-name="T65">t</text:span><text:span text:style-name="T64"> pas encore déménagé. </text:span><text:span text:style-name="T75">Il passe ces appels puisqu’il sait qu’il sera probablement interné par Sophie l’Heureux si il cesse de prendre les drogues qu’elle force sur lui. Il garde ses emplois en attendant malgré tout</text:span><text:span text:style-name="T64">;</text:span></text:p>
        </text:list-item>
      </text:list>
      <text:p text:style-name="P18"><text:span text:style-name="T20">C</text:span><text:span text:style-name="T19">-</text:span><text:span text:style-name="T20">Sur la psychiatrie forcée qu’a subie le d</text:span><text:span text:style-name="T21">emandeur</text:span><text:span text:style-name="T20"> </text:span><text:span text:style-name="T119">à la suite de son internement en août 2020</text:span></text:p>
      <text:list xml:id="list192827458003363" text:continue-numbering="true" text:style-name="L1">
        <text:list-item>
          <text:p text:style-name="P68"><text:span text:style-name="T65">M. Dallaire</text:span><text:span text:style-name="T64"> sor</text:span><text:span text:style-name="T65">t</text:span><text:span text:style-name="T64"> de l’hôpital en début novembre 2020 </text:span><text:span text:style-name="T65">et déménage à Lévis après quelques mois sur le chômage;</text:span></text:p>
        </text:list-item>
        <text:list-item>
          <text:p text:style-name="P68"><text:span text:style-name="T65">Il est </text:span><text:span text:style-name="T64">suivi à Lévis pas Félix Carrier, un psychiatre, et Jean-Philippe Roberge, un infirmier praticien en psychiatrie </text:span><text:span text:style-name="T72">tel que démontré p</text:span><text:span text:style-name="T76">ar un rapport de ceux-ci en</text:span><text:span text:style-name="T72"> </text:span><text:span text:style-name="piece"><text:span text:style-name="T155">P-14</text:span></text:span><text:span text:style-name="T64">;</text:span></text:p>
        </text:list-item>
        <text:list-item>
          <text:p text:style-name="P68"><text:span text:style-name="T65">M. </text:span><text:span text:style-name="T66">Dallaire plaide coupable de toutes les accusations retenues contre lui le 10 mai 2021. La peine constitue le temps de prison déjà fait comme prévenu en 2019 et 200 heures de travaux communautaires </text:span><text:span text:style-name="T67">sur 18 mois (aujourd’hui complétés)</text:span><text:span text:style-name="T66">;</text:span></text:p>
        </text:list-item>
        <text:list-item>
          <text:p text:style-name="P75">Il est déclaré non-criminellement responsable pour l’accusation de voie de fait sur Jean-René Brousseau;</text:p>
        </text:list-item>
        <text:list-item>
          <text:p text:style-name="P68"><text:span text:style-name="T67">Tel que démontré par </text:span><text:span text:style-name="T76">l’ordonnance</text:span><text:span text:style-name="T67"> </text:span><text:span text:style-name="T76">en </text:span><text:span text:style-name="piece"><text:span text:style-name="T155">P-15</text:span></text:span><text:span text:style-name="T67">, c</text:span><text:span text:style-name="T66">elui-ci passe à la commission d’examen des troubles mentaux du tribunal administratif quelques mois plus tard le 5 août 2021 </text:span><text:span text:style-name="T67">où les juges présents déclarent qu’il devra suivre les recommendations du psychiatre Félix Carrier pendant un an;</text:span></text:p>
        </text:list-item>
        <text:list-item>
          <text:p text:style-name="P68"><text:soft-page-break/><text:span text:style-name="T67">C</text:span><text:span text:style-name="T69">ette ordonnance du tribunal et le suivi de M. Dallaire par Félix Carrier et Jean-Philippe Roberge engendrent toutes les violations de ses droits fondamentaux mentionnées en section III ce qui lui cause tous les préjudices de la section IV en excluant ceux </text:span><text:span text:style-name="T71">directement </text:span><text:span text:style-name="T69">causés par son internement en 2020;</text:span></text:p>
        </text:list-item>
        <text:list-item>
          <text:p text:style-name="P68"><text:span text:style-name="T65">Tel que démontré par la prescription en pièce </text:span><text:span text:style-name="piece"><text:span text:style-name="T155">P-16</text:span></text:span><text:span text:style-name="T65">, </text:span><text:span text:style-name="T67">Félix Carrier et Jean-Philippe Roberge</text:span><text:span text:style-name="T77"> décident de cesser de torturer </text:span><text:span text:style-name="T78">M. Dallaire</text:span><text:span text:style-name="T77"> malgré qu’</text:span><text:span text:style-name="T78">il est</text:span><text:span text:style-name="T77"> toujours sous ordonnance du juge </text:span><text:span text:style-name="T78">puisqu’ils</text:span><text:span text:style-name="T77"> considèrent que ‘la drogue n’est plus nécessaire puisque le risque de psychose est faible’ </text:span><text:span text:style-name="T79">en janvier 2022</text:span><text:span text:style-name="T77">;</text:span></text:p>
        </text:list-item>
        <text:list-item>
          <text:p text:style-name="P68"><text:span text:style-name="T67">Tel que démontré par </text:span><text:span text:style-name="T76">l’ordonnance en</text:span><text:span text:style-name="T67"> </text:span><text:span text:style-name="piece"><text:span text:style-name="T155">P-17</text:span></text:span><text:span text:style-name="T67">, il passe à nouveau au tribunal administratif le 7 juillet 2022 où il est libéré complètement;</text:span></text:p>
        </text:list-item>
        <text:list-item>
          <text:p text:style-name="P68"><text:span text:style-name="T113">Tel que démontré par </text:span><text:span text:style-name="T117">ses factures universitaires en </text:span><text:span text:style-name="piece"><text:span text:style-name="T155">P-18</text:span></text:span><text:span text:style-name="T113">, </text:span><text:span text:style-name="T112">M. Dallaire</text:span><text:span text:style-name="T111"> déménage à Sherbrooke </text:span><text:span text:style-name="T113">en juillet 2022 </text:span><text:span text:style-name="T111">pour étudier à </text:span><text:span text:style-name="T117">l’automne </text:span><text:span text:style-name="T111">dans le baccalauréat en génie électrique à l’Université de Sherbrooke </text:span><text:span text:style-name="T112">où </text:span><text:span text:style-name="T111">Félix Carrier et une intervenante du CLSC de Lévis continus de </text:span><text:span text:style-name="T112">l</text:span><text:span text:style-name="T111">’appeler pendant </text:span><text:span text:style-name="T112">s</text:span><text:span text:style-name="T111">a première session pour ‘prendre des nouvelles’ </text:span><text:span text:style-name="T112">jusqu’en janvier 2023 </text:span><text:span text:style-name="T113">tel que démontré par </text:span><text:span text:style-name="T117">des relevés téléphoniques en</text:span><text:span text:style-name="T113"> </text:span><text:span text:style-name="piece"><text:span text:style-name="T155">P-19</text:span></text:span><text:span text:style-name="T111">;</text:span></text:p>
        </text:list-item>
        <text:list-item>
          <text:p text:style-name="P68"><text:span text:style-name="T111">C</text:span><text:span text:style-name="T115">es appels incessants et la menace constante de continuer à subir de la psychiatrie forcée pour une raison ou une autre, causent tous les préjudices moraux mentionnés en section IV à M. Dallaire;</text:span></text:p>
        </text:list-item>
      </text:list>
      <text:p text:style-name="P64"/>
      <text:p text:style-name="P34"><text:span text:style-name="T132">I</text:span><text:span text:style-name="T142">II</text:span>-LES ARTICLES DE LOI PERTINENTS</text:p>
      <text:list xml:id="list192827790675665" text:continue-numbering="true" text:style-name="L1">
        <text:list-item>
          <text:p text:style-name="P77">La charte des droits et libertés de la personne du Québec prévoit que</text:p>
        </text:list-item>
      </text:list>
      <text:list xml:id="list485964888" text:style-name="L2">
        <text:list-item>
          <text:p text:style-name="P78">Tout être humain a droit à la vie, ainsi qu’à la sûreté, à l’intégrité et à la liberté de sa personne.</text:p>
        </text:list-item>
        <text:list-item>
          <text:p text:style-name="P78">Toute personne est titulaire des libertés fondamentales telles la liberté de conscience, la liberté de religion, la liberté d’opinion, la liberté d’expression, la liberté de réunion pacifique et la liberté d’association.</text:p>
        </text:list-item>
        <text:list-item>
          <text:p text:style-name="P78">Toute personne a droit à la sauvegarde de sa dignité, de son honneur et de sa réputation.</text:p>
        </text:list-item>
        <text:list-item>
          <text:p text:style-name="P78">Toute personne a droit au respect de sa vie privée.</text:p>
        </text:list-item>
      </text:list>
      <text:list xml:id="list192827471490550" text:continue-list="list192827790675665" text:style-name="L1">
        <text:list-item>
          <text:p text:style-name="P83"><text:span text:style-name="T149">La psychiatrie</text:span><text:span text:style-name="T148"> forcée </text:span><text:span text:style-name="T150">viol</text:span><text:span text:style-name="T151">e</text:span><text:span text:style-name="T148"> ce</text:span><text:span text:style-name="T149">s</text:span><text:span text:style-name="T148"> droit</text:span><text:span text:style-name="T149">s</text:span><text:span text:style-name="T148"> fondamenta</text:span><text:span text:style-name="T149">ux :</text:span></text:p>
        </text:list-item>
      </text:list>
      <text:list xml:id="list2088382144" text:style-name="L3">
        <text:list-item>
          <text:p text:style-name="P88"><text:span text:style-name="T24">Lors d’une hospitalisation forcée, le psychiatre se base sur la dangerosité de sa victime. Le psychiatre quérit un juge ou la police directement dans le cas où il y a présence d’une ordonnance de psychiatrie forcée. La police se présente avec des armes </text:span><text:span text:style-name="T25">et des</text:span><text:span text:style-name="T24"> tasers chez les personnes que le psychiatre considère comme dangereuses. Cela traumatise les personnes et atteint leur sentiment de sécurité </text:span><text:span text:style-name="T25">et leurs intégrité</text:span><text:span text:style-name="T24">.</text:span></text:p>
        </text:list-item>
        <text:list-item>
          <text:p text:style-name="P88"><text:span text:style-name="T24">Il n’y a rien pour prouver la dangerosité d’une personne. Au contraire, les statistiques ne sont pas compilées ou sont biaisées puisque les psychiatres vont toujours tentés de prouver le bien-fondée de la psychiatrie forcée dans leurs recherches. </text:span><text:span text:style-name="T25">Puisque les statistiques sont absentes ou biaisées, le psychiatre fonde sa décision sur son impression personnelle de la personne qu’il harcèle. Cette impression est souvent biaisée. Les psychiatres reçoivent des dividendes sur les prescriptions et sont toujours en conflit d’intérêt vu la nature des crimes qu’ils commettent sur leurs victimes. Les victimes prennent la décision de cesser </text:span><text:soft-page-break/><text:span text:style-name="T25">les drogues ou de </text:span><text:span text:style-name="T26">ne pas se</text:span><text:span text:style-name="T25"> présenter à une évaluation puisqu’elles considèrent que c’est le psychiatre qui cause les dommages. C’est alors sans justification pertinente ou logique que la victime est soumise à un traitement dégradant, que la sûreté de sa personne est compromise et que sa liberté lui est retirée.</text:span></text:p>
        </text:list-item>
        <text:list-item>
          <text:p text:style-name="P88"><text:span text:style-name="T27">Les statistiques sur la psychiatrie forcée sont compilées de sorte à prouver son bien-fondée. Les recherches pour déterminer la dangerosité après l’application de la psychiatrie forcée sont peu nombreuses ou absentes. La psychiatrie forcée augmente la dangerosité à long terme et il est très difficile de faire le lien avec des crimes futurs même s’ils sont reliés. Des statistiques qui prouvent une diminution de la dangerosité ne sont pas en elle même une excuse. Au contraire, la psychiatrie forcée fait souffrir les victimes d’une façon telle qu’elle en devient un traitement cruel et inusité. Pourquoi forcer un</text:span><text:span text:style-name="T28">e personne</text:span><text:span text:style-name="T27"> qui a commis un crime en psychiatrie plutôt que de l’envoyer en prison dans des conditions décentes où les gardiens de prisons ne sont pas des criminels corrompus ?</text:span></text:p>
        </text:list-item>
        <text:list-item>
          <text:p text:style-name="P88"><text:span text:style-name="T25">L</text:span><text:span text:style-name="T24">a psychiatrie </text:span><text:span text:style-name="T25">forcée</text:span><text:span text:style-name="T24"> rend les personnes qui y sont soumises plus dan</text:span><text:span text:style-name="T25">gereuses. Lorsque les personnes sont soumises à la psychiatrie forcée, elles en souffrent. Cette souffrance augmente le sentiment d’injustice et cause des traumatismes qui causent des émotions négatives envahissantes. Ces émotions négatives augmenteront la dangerosité des survivants psychiatriques. Ceci non pas à cause d’une maladie mentale supposée mais seulement à cause de la psychiatrie forcée elle-même. Parmis les critères utilisés pour soumettre quelqu’un à la psychiatrie forcée, </text:span><text:span text:style-name="T29">on trouve la dangerosité. Hors, cette dangerosité est augmentée par ces ordonnances. Les lois sont contradictoires puisque la psychiatrie forcée est supposée servir à diminuer cette dangerosité en soignant les personnes. C’est plutôt le contraire qui se produit.</text:span></text:p>
        </text:list-item>
        <text:list-item>
          <text:p text:style-name="P88"><text:span text:style-name="T29">L’hospitalisation forcée vulnérabilise par la perte d’opportunités. Elle affecte négativement les études, l’inclusion sociale, l’emploi, le cercle social, les opportunités de carrière, la recherche d’un emploi mieux rémunéré, </text:span><text:span text:style-name="T30">etc</text:span><text:span text:style-name="T29">. Les hospitalisation</text:span><text:span text:style-name="T31">s </text:span><text:span text:style-name="T29">sont souvent longues et très souffrantes. Elles sont parsemées de menaces et de voies de faits. Lorsque le psychiatre n’obtient pas ce qu’il veut, il devient violent et utilise </text:span><text:span text:style-name="T31">d</text:span><text:span text:style-name="T29">es menaces </text:span><text:span text:style-name="T31">et des agressions </text:span><text:span text:style-name="T29">pour l’obtenir. Il demeure souvent calme parce qu’il sait que sa victime en souffre plus. Il menace d’appeler les agents de sécurités, il isole ses victimes, il drogue ses victimes pour les endormirs ou pour les forcer à se calmer, </text:span><text:span text:style-name="T26">il attache ses victimes, etc</text:span><text:span text:style-name="T29">.</text:span></text:p>
        </text:list-item>
        <text:list-item>
          <text:p text:style-name="P88"><text:span text:style-name="T29">La psychiatrie forcée fait craindre des représailles. Elle constitue une menace constante, réaliste et sur une durée qui s’étend, la plupart du temps, sur plusieurs années de toutes les atteintes aux droits fondamentaux mentionnées </text:span><text:span text:style-name="T26">ici</text:span><text:span text:style-name="T29">. Les victimes ont du mal à chercher de l’aide ou à se défendre puisqu’elles craignent des représailles comme une hospitalisation forcée, des drogues forcées, des voies de faits, de l’isolation, des dommages financiers résultant d’une perte d’emploi ou d’opportunité</text:span><text:span text:style-name="T32">s</text:span><text:span text:style-name="T29">, des dommages sur leur inclusion sociale, etc.</text:span></text:p>
        </text:list-item>
        <text:list-item>
          <text:p text:style-name="P79">La psychiatrie forcée constitue de la torture. Elle s’étend souvent sur plusieurs années et le dénouement de cette torture est souvent inconnu. Les victimes ne voient pas ‘la lumière au bout du tunnel’. Les victimes gardent souvent espoir mais c’est l’espoir d’un dédommagement et d’obtenir justice. Les victimes considèrent la psychiatrie forcée comme très dommageable et comme une injustice. C’est donc cet espoir que les victimes recherchent, non pas seulement l’arrêt de la torture immédiate. Les victimes recherchent également cette justice pour les autres victimes, non pas pour elles seules.</text:p>
        </text:list-item>
        <text:list-item>
          <text:p text:style-name="P79"><text:soft-page-break/>Les victimes de la psychiatrie forcée sont souvent vulnérables. Les personnes agées, les personnes sans-abris et les personnes ayant peu de moyens financiers sont représentées de façon disproportionnées dans les victimes de la psychiatrie forcée. L’intention de ces crimes est souvent de punir plutôt que d’aider ou de soigner. Ces personnes obtiennent souvent une représentation médiocre devant les tribunaux et n’ont pas les moyens financiers ou l’influence sociale pour obliger le respect de leurs droits fondamentaux.</text:p>
        </text:list-item>
        <text:list-item>
          <text:p text:style-name="P88"><text:span text:style-name="T32">La psychiatrie forcée affecte le tissu social et a des impacts sociaux négatifs très importants. Les victimes sont très vulnérabilisées et vont souvent avoir plus de difficultés à atteindre une meilleure position sociale ou financière. Ces impacts sont difficiles à quantifiés mais ils existent et sont beaucoup plus élevés en termes économiques que le coût inhérent de la drogue, des hôpitaux psychiatriques et des salaires qui y sont associés. La psychiatrie forcée coûte très cher. </text:span><text:span text:style-name="T30">Les intérêts privés</text:span><text:span text:style-name="T32"> </text:span><text:span text:style-name="T30">qui profitent de la souffrance des victimes utilisent ces profits pour acquérir des propriétés et des resources canadiennes qui ne leurs appartiennent pas. </text:span></text:p>
        </text:list-item>
        <text:list-item>
          <text:p text:style-name="P80">Les victimes de la psychiatrie forcée ont peur de parler, de s’exprimer, de poursuivre en justice et de dire la vérité. Si les victimes parlent, leurs propos sont utilisés contre eux afin de justifier plus d’exposition à la psychiatrie forcée.</text:p>
        </text:list-item>
        <text:list-item>
          <text:p text:style-name="P88"><text:span text:style-name="T30">La conscience des victimes de la psychiatrie forcée est affectée. Les drogues psychiatr</text:span><text:span text:style-name="T33">iques</text:span><text:span text:style-name="T30"> affectent la pensée </text:span><text:span text:style-name="T33">par des changements chimiques dans le cerveau et par une réduction de la cognition. Les victimes sont également soumises à des examens constants sur leurs façon de penser et doivent donner l’impression de penser autrement que ce qu’elles pensent réellement par des mensonges. Si elles laissent glisser certains indices d’une façon de pens</text:span><text:span text:style-name="T26">er</text:span><text:span text:style-name="T33"> que le psychiatre considère comme mauvaise, les victimes sont punis. La vie privée des victimes de la psychiatrie forcée en est presque effacée. Effectivement, malgré le secret professionnel, les victimes sont scrutées à la loupe par des personne à qui elles ne font pas confiance et de qui elles ont peurs.</text:span></text:p>
        </text:list-item>
        <text:list-item>
          <text:p text:style-name="P88"><text:span text:style-name="T33">La psychiatrie forcée est une atteinte très grande à la dignité </text:span><text:span text:style-name="T40">et </text:span><text:span text:style-name="T33">à l’honneur des personnes qui y sont soumises. Les personnes soumises à la psychiatrie forcée sont ostracisées, mentent sur leurs passé et évitent de discuter des événements qui y ont menées. Elles souffrent de ces mauvais traitements et considèrent qu’il s’agit de l’équivalent de dire que leurs cerveaux est croche et qu’elles sont dangereuses pour cette raison. Elles se demandent qui d’autre pense cela et comment les gens réagiront si elles en parlent.</text:span></text:p>
        </text:list-item>
        <text:list-item>
          <text:p text:style-name="P88"><text:span text:style-name="T34">La psychiatrie forcée est cruelle et illégale dans le cadre de la loi actuelle. La psychiatrie forcée est ordonnée à l’intérieur du cadre du Code Civil du Québec mais ne constitue pas une exception raisonnable à la Charte des Droits et Libertés du Canada. Il s’agit de lois contradictoires et dangereuses ayant des impacts sociaux et économiques très négatifs. </text:span><text:span text:style-name="T35">La psychiatrie forcée est de la torture et est utilisée comme punition ou comme menace pour obtenir un gain plutôt que pour soigner.</text:span></text:p>
        </text:list-item>
        <text:list-item>
          <text:p text:style-name="P81">La psychiatrie forcée est un crime contre l’humanité.</text:p>
        </text:list-item>
      </text:list>
      <text:list xml:id="list192828154156793" text:continue-list="list192827471490550" text:style-name="L1">
        <text:list-item>
          <text:p text:style-name="P89"><text:span text:style-name="T36">La psychiatrie forcée n’est pas prévu comme sanction par le Code Criminel du Canada </text:span><text:span text:style-name="T37">ou par le Code Civil du Québec</text:span><text:span text:style-name="T36">. Elle est prévu comme méthode de soins afin de remettre une personne en état de fonctionner en société. Même si </text:span><text:span text:style-name="T38">elle était une sanction,</text:span><text:span text:style-name="T36"> la psychiatrie forcée est une punition cruelle et inusité</text:span><text:span text:style-name="T39">e</text:span><text:span text:style-name="T36">. La psychiatrie forcée, </text:span><text:soft-page-break/><text:span text:style-name="T36">ordonnée par un juge, constitue une ordonnance de torture, est illégale, constitue un crime et est passible de 14 ans d’emprisonnement;</text:span></text:p>
        </text:list-item>
        <text:list-item>
          <text:p text:style-name="P89"><text:span text:style-name="T41">La psychiatrie forcée est bien reconnue comme de la torture </text:span><text:span text:style-name="T42">par les Nations Unies</text:span><text:span text:style-name="T43">. Le rapporteur spécial recommande :</text:span></text:p>
        </text:list-item>
      </text:list>
      <text:p text:style-name="P52">Human Rights Council</text:p>
      <text:p text:style-name="P52">Thirty-ninth session</text:p>
      <text:p text:style-name="P52">10–28 September 2018</text:p>
      <text:p text:style-name="P52">Agenda items 2 and 3</text:p>
      <text:p text:style-name="P52">Annual report of the United Nations High Commissioner</text:p>
      <text:p text:style-name="P52">for Human Rights and reports of the Office of the</text:p>
      <text:p text:style-name="P52">High Commissioner and the Secretary-General</text:p>
      <text:p text:style-name="P52">Promotion and protection of all human rights, civil,</text:p>
      <text:p text:style-name="P52">political, economic, social and cultural rights,</text:p>
      <text:p text:style-name="P52">including the right to development</text:p>
      <text:p text:style-name="P52">https://www.ohchr.org/sites/default/files/Documents/Issues/MentalHealth/A_HRC_39_36_EN.pdf</text:p>
      <text:p text:style-name="P52"/>
      <text:p text:style-name="P52">46.</text:p>
      <text:p text:style-name="P52">States should ensure that all health care and services, including all mental</text:p>
      <text:p text:style-name="P52">health care and services, are based on the free and informed consent of the individual</text:p>
      <text:p text:style-name="P52">concerned, and that legal provisions and policies permitting the use of coercion and</text:p>
      <text:p text:style-name="P52">forced interventions, including involuntary hospitalization and institutionalization,</text:p>
      <text:p text:style-name="P52">the use of restraints, psychosurgery, forced medication, and other forced measures</text:p>
      <text:p text:style-name="P52">aimed at correcting or fixing an actual or perceived impairment, including those</text:p>
      <text:p text:style-name="P52">allowing for consent or authorization by a third party, are repealed. States should</text:p>
      <text:p text:style-name="P52">reframe and recognize these practices as constituting torture or other cruel, inhuman</text:p>
      <text:p text:style-name="P52">or degrading treatment or punishment and as amounting to discrimination against</text:p>
      <text:p text:style-name="P52">users of mental health services, persons with mental health conditions and persons</text:p>
      <text:p text:style-name="P52">with psychosocial disabilities. States should ensure their enjoyment and exercise of</text:p>
      <text:p text:style-name="P52">legal capacity on an equal basis with others by repealing laws that provided for</text:p>
      <text:p text:style-name="P52">substituted decision-making, and should provide: a range of voluntary supported</text:p>
      <text:p text:style-name="P52">decision-making mechanisms, including peer support, respectful of their individual</text:p>
      <text:p text:style-name="P52">autonomy, will and preferences; safeguards against abuse and undue influence within</text:p>
      <text:p text:style-name="P52">support arrangements; and the allocation of resources to enable and ensure the</text:p>
      <text:p text:style-name="P53">availability of support.</text:p>
      <text:p text:style-name="P33"/>
      <text:p text:style-name="P28"><text:span text:style-name="T136">I</text:span><text:span text:style-name="T137">V</text:span><text:span text:style-name="T134">-</text:span><text:span text:style-name="T135">LE</text:span><text:span text:style-name="T140">S</text:span><text:span text:style-name="T135"> </text:span><text:span text:style-name="T134">PR</text:span><text:span text:style-name="T137">É</text:span><text:span text:style-name="T134">JUDICE</text:span><text:span text:style-name="T140">S</text:span></text:p>
      <text:list xml:id="list192827117252837" text:continue-numbering="true" text:style-name="L1">
        <text:list-item>
          <text:p text:style-name="P91"><text:span text:style-name="T43">L</text:span><text:span text:style-name="T22">es préjudices se résument au tableau ci-dessous;</text:span></text:p>
        </text:list-item>
      </text:list>
      <table:table table:name="Table2" table:style-name="Table2">
        <table:table-column table:style-name="Table2.A"/>
        <table:table-column table:style-name="Table2.B"/>
        <table:table-row table:style-name="Table2.1">
          <table:table-cell table:style-name="Table2.A1" office:value-type="string">
            <text:p text:style-name="P35"><text:span text:style-name="T15">Dommage</text:span><text:span text:style-name="T18">s</text:span></text:p>
          </table:table-cell>
          <table:table-cell table:style-name="Table2.A1" office:value-type="string">
            <text:p text:style-name="P35"><text:span text:style-name="T15">Montant</text:span><text:span text:style-name="T18">s</text:span><text:span text:style-name="T15"> ($)</text:span></text:p>
          </table:table-cell>
        </table:table-row>
        <table:table-row table:style-name="Table2.1">
          <table:table-cell table:style-name="Table2.A1" office:value-type="string">
            <text:p text:style-name="P37">Moraux</text:p>
          </table:table-cell>
          <table:table-cell table:style-name="Table2.A1" office:value-type="string">
            <text:p text:style-name="P35"/>
          </table:table-cell>
        </table:table-row>
        <table:table-row table:style-name="Table2.1">
          <table:table-cell table:style-name="Table2.A1" office:value-type="string">
            <text:p text:style-name="P35">Atteinte à <text:span text:style-name="T147">la</text:span> dignité humaine</text:p>
          </table:table-cell>
          <table:table-cell table:style-name="Table2.A1" office:value-type="string">
            <text:p text:style-name="P36"><text:span text:style-name="T153">2</text:span>0 000</text:p>
          </table:table-cell>
        </table:table-row>
        <text:soft-page-break/>
        <table:table-row table:style-name="Table2.1">
          <table:table-cell table:style-name="Table2.A1" office:value-type="string">
            <text:p text:style-name="P35">Sentiment de peur, de honte et de dégoût</text:p>
          </table:table-cell>
          <table:table-cell table:style-name="Table2.A1" office:value-type="string">
            <text:p text:style-name="P36">10 000</text:p>
          </table:table-cell>
        </table:table-row>
        <table:table-row table:style-name="Table2.1">
          <table:table-cell table:style-name="Table2.A1" office:value-type="string">
            <text:p text:style-name="P35">Colère et rumination</text:p>
          </table:table-cell>
          <table:table-cell table:style-name="Table2.A1" office:value-type="string">
            <text:p text:style-name="P36">10 000</text:p>
          </table:table-cell>
        </table:table-row>
        <table:table-row table:style-name="Table2.1">
          <table:table-cell table:style-name="Table2.A1" office:value-type="string">
            <text:p text:style-name="P35">Sentiment d’être inepte, d’être incapable et de faiblesse</text:p>
          </table:table-cell>
          <table:table-cell table:style-name="Table2.A1" office:value-type="string">
            <text:p text:style-name="P36">10 000</text:p>
          </table:table-cell>
        </table:table-row>
        <table:table-row table:style-name="Table2.1">
          <table:table-cell table:style-name="Table2.A1" office:value-type="string">
            <text:p text:style-name="P35">Perte de confiance envers les autorités</text:p>
          </table:table-cell>
          <table:table-cell table:style-name="Table2.A1" office:value-type="string">
            <text:p text:style-name="P36">10 000</text:p>
          </table:table-cell>
        </table:table-row>
        <table:table-row table:style-name="Table2.1">
          <table:table-cell table:style-name="Table2.A1" office:value-type="string">
            <text:p text:style-name="P35">Sentiment d’injustice</text:p>
          </table:table-cell>
          <table:table-cell table:style-name="Table2.A1" office:value-type="string">
            <text:p text:style-name="P36">10 000</text:p>
          </table:table-cell>
        </table:table-row>
        <table:table-row table:style-name="Table2.1">
          <table:table-cell table:style-name="Table2.A1" office:value-type="string">
            <text:p text:style-name="P35">Perte de jouissance de la vie</text:p>
          </table:table-cell>
          <table:table-cell table:style-name="Table2.A1" office:value-type="string">
            <text:p text:style-name="P36">10 000</text:p>
          </table:table-cell>
        </table:table-row>
        <table:table-row table:style-name="Table2.1">
          <table:table-cell table:style-name="Table2.A1" office:value-type="string">
            <text:p text:style-name="P37">Pécuniers</text:p>
          </table:table-cell>
          <table:table-cell table:style-name="Table2.A1" office:value-type="string">
            <text:p text:style-name="P35"/>
          </table:table-cell>
        </table:table-row>
        <table:table-row table:style-name="Table2.1">
          <table:table-cell table:style-name="Table2.A1" office:value-type="string">
            <text:p text:style-name="P35">Désinsciption forcée de la session d’automne <text:span text:style-name="T133">2020 </text:span>à l’UdS</text:p>
          </table:table-cell>
          <table:table-cell table:style-name="Table2.A1" office:value-type="string">
            <text:p text:style-name="P36">50 000</text:p>
          </table:table-cell>
        </table:table-row>
        <table:table-row table:style-name="Table2.1">
          <table:table-cell table:style-name="Table2.A1" office:value-type="string">
            <text:p text:style-name="P35">Dommages financiers en regard au retardement de <text:span text:style-name="T147">s</text:span>a diplomation universitaire</text:p>
          </table:table-cell>
          <table:table-cell table:style-name="Table2.A1" office:value-type="string">
            <text:p text:style-name="P36">50 000</text:p>
          </table:table-cell>
        </table:table-row>
        <table:table-row table:style-name="Table2.13">
          <table:table-cell table:style-name="Table2.A1" office:value-type="string">
            <text:p text:style-name="P35">Décision de reporter <text:span text:style-name="T141">s</text:span>es études universitaires à cause de la honte et de la souffrance</text:p>
          </table:table-cell>
          <table:table-cell table:style-name="Table2.A1" office:value-type="string">
            <text:p text:style-name="P36">50 000</text:p>
          </table:table-cell>
        </table:table-row>
        <table:table-row table:style-name="Table2.1">
          <table:table-cell table:style-name="Table2.A1" office:value-type="string">
            <text:p text:style-name="P35">Perte de deux emplois en août 2020 avant un déménagement à Sherbrooke</text:p>
          </table:table-cell>
          <table:table-cell table:style-name="Table2.A1" office:value-type="string">
            <text:p text:style-name="P36">6000</text:p>
          </table:table-cell>
        </table:table-row>
        <table:table-row table:style-name="Table2.1">
          <table:table-cell table:style-name="Table2.A1" office:value-type="string">
            <text:p text:style-name="P38">Total</text:p>
          </table:table-cell>
          <table:table-cell table:style-name="Table2.A1" office:value-type="string">
            <text:p text:style-name="P36">2<text:span text:style-name="T156">3</text:span>6 000$</text:p>
          </table:table-cell>
        </table:table-row>
      </table:table>
      <text:p text:style-name="P32"/>
      <text:list xml:id="list192828186375466" text:continue-numbering="true" text:style-name="L1">
        <text:list-item>
          <text:p text:style-name="P82">La présente demande introductive d’instance est bien fondée en faits et en droit.</text:p>
        </text:list-item>
      </text:list>
      <text:p text:style-name="P24"/>
      <text:p text:style-name="P24">POUR CES MOTIFS, PLAISE AU TRIBUNAL:</text:p>
      <text:p text:style-name="P24"/>
      <text:p text:style-name="P39"><text:span text:style-name="T5">ACCUEILLIR <text:s text:c="4"/></text:span><text:span text:style-name="T1">la présente requête;</text:span></text:p>
      <text:p text:style-name="P8"/>
      <text:p text:style-name="P40"><text:span text:style-name="T8">CONDAMNER <text:s text:c="2"/></text:span><text:span text:style-name="T14">les défendeurs </text:span><text:span text:style-name="T101">à indemniser le demandeur pour les préjudices causés par leurs fautes;</text:span></text:p>
      <text:p text:style-name="P24"/>
      <text:p text:style-name="P40"><text:span text:style-name="T8">CONDAMNER <text:s/></text:span><text:span text:style-name="T14">les défendeurs </text:span><text:span text:style-name="T101">à payer au demandeur la somme de 2</text:span><text:span text:style-name="T102">3</text:span><text:span text:style-name="T101">6 000$;</text:span></text:p>
      <text:p text:style-name="P24"/>
      <text:p text:style-name="P24">LE TOUT<text:span text:style-name="T128"> a</text:span><text:span text:style-name="T131">vec dépens.</text:span></text:p>
      <text:p text:style-name="P24"/>
      <text:p text:style-name="P30"/>
      <text:p text:style-name="P61"><text:span text:style-name="T9">Québec, le </text:span><text:span text:style-name="T11">20</text:span><text:span text:style-name="T10"> mars 2023</text:span></text:p>
      <text:p text:style-name="P84"/>
      <text:p text:style-name="P44">___________________________________</text:p>
      <text:p text:style-name="P87">Vincent Dallaire</text:p>
      <text:p text:style-name="P86">Courriel</text:p>
      <text:p text:style-name="P86">Adresse</text:p>
      <text:p text:style-name="P9"/>
      <text:p text:style-name="P3"/>
      <text:p text:style-name="P23"/>
      <text:p text:style-name="P23"/>
      <text:p text:style-name="P23"/>
      <text:p text:style-name="P23"/>
      <text:p text:style-name="P23"><text:soft-page-break/></text:p>
      <text:p text:style-name="P23">AVIS D’ASSIGNATION</text:p>
      <text:p text:style-name="P31">(articles 145 et suivants C.p.c.)</text:p>
      <text:p text:style-name="P22">Dépôt d'une demande en justice</text:p>
      <text:p text:style-name="P41"><text:span text:style-name="T1">Prenez avis que le demandeur a déposé au greffe de la Cour </text:span><text:span text:style-name="T3">supérieure </text:span><text:span text:style-name="T1">du district judiciaire de </text:span><text:span text:style-name="T3">Québec </text:span><text:span text:style-name="T1">la présente demande introductive d’instance.</text:span></text:p>
      <text:p text:style-name="P22">Pièces au soutien de la demande</text:p>
      <text:p text:style-name="P10">Au soutien de sa demande introductive d’instance, le demandeur invoque les pièces suivantes :</text:p>
      <text:list xml:id="list1684380450" text:style-name="L4">
        <text:list-item>
          <text:p text:style-name="P94"><text:span text:style-name="T13">O</text:span><text:span text:style-name="T12">rdonnance envers le demandeur Vincent Dallaire de subir une évaluation sur l’aptitude </text:span><text:span text:style-name="T95">à comparaître ordonnée le 1</text:span><text:span text:style-name="T120">er</text:span><text:span text:style-name="T95"> novembre 2019;</text:span></text:p>
        </text:list-item>
        <text:list-item>
          <text:p text:style-name="P71">Section pertinente du plumitif de Vincent Dallaire pour démontrer certaines dates et faits;</text:p>
        </text:list-item>
        <text:list-item>
          <text:p text:style-name="P69"><text:span text:style-name="T13">Rapport psychiatrique complété par le psychiatre Sylvain Faucher sur l’aptitude </text:span><text:span text:style-name="T96">à comparaître de Vincent Dallaire;</text:span></text:p>
        </text:list-item>
        <text:list-item>
          <text:p text:style-name="P94"><text:span text:style-name="T96">R</text:span><text:span text:style-name="T95">apport d’intervention d’un des gardiens de l’ÉDQ conçernant l’événement du 7 novembre 2019 afin de démontrer le statut S5 de Vincent Dallaire;</text:span></text:p>
        </text:list-item>
        <text:list-item>
          <text:p text:style-name="P71">Ordonnance de libération conditionnelle de Vincent Dallaire ordonnée le 20 décembre 2019;</text:p>
        </text:list-item>
        <text:list-item>
          <text:p text:style-name="P71">Preuve de lien d’emploi de Sophie l’Heureux avec l’Université Laval et preuve d’accusations envers des employés de cette même université;</text:p>
        </text:list-item>
        <text:list-item>
          <text:p text:style-name="P72">Preuve de l’occupation de deux emplois de Vincent Dallaire lors de son internement en psychiatrie en août 2020;</text:p>
        </text:list-item>
        <text:list-item>
          <text:p text:style-name="P72">Facture de demande d’admission et facture du dépôt de confirmation après acceptation de l’offre d’admission à l’Université de Sherbrooke pour le programme de baccalauréat en informatique de Vincent Dallaire <text:span text:style-name="T154">pour la session d’automne 2020</text:span>;</text:p>
        </text:list-item>
        <text:list-item>
          <text:p text:style-name="P72">Bail de logement signé par Vincent Dallaire pour juillet 2020 finalement annulé à cause <text:span text:style-name="T154">des menaces d’internement de Sophie l’Heureux</text:span>;</text:p>
        </text:list-item>
        <text:list-item>
          <text:p text:style-name="P69"><text:span text:style-name="T99">Plaintes de M. Dallaire envers Sophie l’Heureux au Collège des Médecins du Québec et au commissaire aux plaintes du CIUSSS de la Capitale-Nationale ainsi que les réponses à ces plaintes</text:span><text:span text:style-name="T97">;</text:span></text:p>
        </text:list-item>
        <text:list-item>
          <text:p text:style-name="P73">Rapport psychiatrique rempli par la psychiatre Sophie l’Heureux le 11 août 2020 dans lequel elle mentionne avoir demander la garde de M. Dallaire;</text:p>
        </text:list-item>
        <text:list-item>
          <text:p text:style-name="P69"><text:span text:style-name="T96">Rapports psychiatrique</text:span><text:span text:style-name="T97">s</text:span><text:span text:style-name="T96"> complété</text:span><text:span text:style-name="T97">s</text:span><text:span text:style-name="T96"> par </text:span><text:span text:style-name="T97">les psychiatres Yvan Gauthier et Jacinthe Saindon pour justifier l’internement psychiatrique de Vincent Dallaire en août 2020</text:span><text:span text:style-name="T96">;</text:span></text:p>
        </text:list-item>
        <text:list-item>
          <text:p text:style-name="P73">Ordonnance de psychiatrie forcée demandée par Sophie l’Heureux et ordonnée par Johanne April en octobre 2020;</text:p>
        </text:list-item>
        <text:list-item>
          <text:p text:style-name="P94"><text:span text:style-name="T97">P</text:span><text:span text:style-name="T95">reuve du suivi de Vincent Dallaire à l’Hôtel-Dieu de Lévis par Félix Carrier et Jean-Philippe Roberge;</text:span></text:p>
        </text:list-item>
        <text:list-item>
          <text:p text:style-name="P69"><text:soft-page-break/><text:span text:style-name="T98">Jugement du tribunal administratif conçernant la non-responsabilité criminelle de Vincent Dallaire en date du 5 août 2020</text:span><text:span text:style-name="T97">;</text:span></text:p>
        </text:list-item>
        <text:list-item>
          <text:p text:style-name="P69"><text:span text:style-name="T97">Prescription émise par Jean-Philippe Roberge un infirmier praticien en psychiatrie sous la tutelle du psychiatre Félix Carrier qui prescrit la cessation des injections d’Abilify de Vincent Dallaire</text:span><text:span text:style-name="T96"> </text:span><text:span text:style-name="T97">en janvier 2022;</text:span></text:p>
        </text:list-item>
        <text:list-item>
          <text:p text:style-name="P69"><text:span text:style-name="T98">Jugement du tribunal administratif conçernant la non-responsabilité criminelle de Vincent Dallaire en date du 7 juillet 2022 qui ordonne sa libération complète</text:span><text:span text:style-name="T97">;</text:span></text:p>
        </text:list-item>
        <text:list-item>
          <text:p text:style-name="P69"><text:span text:style-name="T98">Facture de l’Université de Sherbrooke pour la session d’automne 2022 dans l</text:span><text:span text:style-name="T100">e</text:span><text:span text:style-name="T98"> baccalauréat en génie électrique</text:span><text:span text:style-name="T97">;</text:span></text:p>
        </text:list-item>
        <text:list-item>
          <text:p text:style-name="P74">Relevés téléphoniques contenant des appels entrant pour Vincent Dallaire en provenance de Félix Carrier et Sarah Gosselin une intervenante au CLSC de Lévis jusqu’en janvier 2023.</text:p>
        </text:list-item>
      </text:list>
      <text:p text:style-name="P22">Réponse à cette demande</text:p>
      <text:p text:style-name="P42"><text:span text:style-name="T1">Vous devez répondre à cette demande par écrit, personnellement ou par avocat, au palais de justice de </text:span><text:span text:style-name="T3">Québec</text:span><text:span text:style-name="T1"> situé au </text:span><text:span text:style-name="T3">300, boulevard Jean-Lesage Québec (Québec) G1K 8K6 </text:span><text:span text:style-name="T1">dans les 15 jours de la signification de la présente demande ou, si vous n'avez ni domicile, ni résidence, ni établissement au Québec, dans les 30 jours de celle-ci. Cette réponse doit être notifiée à l'avocat du demandeur ou, si ce dernier n'est pas représenté, au demandeur lui-même.</text:span></text:p>
      <text:p text:style-name="P22">Défaut de répondre</text:p>
      <text:p text:style-name="P10">Si vous ne répondez pas dans le délai prévu, de 15 ou de 30 jours, selon le cas, un jugement par défaut pourra être rendu contre vous sans autre avis dès l’expiration de ce délai et vous pourriez, selon les circonstances, être tenu au paiement des frais de justice.</text:p>
      <text:p text:style-name="P22">Contenu de la réponse</text:p>
      <text:p text:style-name="P11">Dans votre réponse, vous devez indiquer votre intention, soit : </text:p>
      <text:list xml:id="list3115305886" text:style-name="L5">
        <text:list-item>
          <text:p text:style-name="P90">de convenir du règlement de l'affaire;</text:p>
        </text:list-item>
        <text:list-item>
          <text:p text:style-name="P90">de proposer une médiation pour résoudre le différend;</text:p>
        </text:list-item>
        <text:list-item>
          <text:p text:style-name="P90">de contester cette demande et, dans les cas requis par le Code, d'établir à cette fin, en coopération avec le demandeur, le protocole qui régira le déroulement de l'instance. Ce protocole devra être déposé au greffe de la Cour du district mentionné plus haut dans les 45 jours de la signification du présent avis. Toutefois, ce délai est de 3 mois en matière familiale ou si vous n'avez ni domicile, ni résidence, ni établissement au Québec;</text:p>
        </text:list-item>
        <text:list-item>
          <text:p text:style-name="P90">de proposer la tenue d'une conférence de règlement à l'amiable.</text:p>
        </text:list-item>
      </text:list>
      <text:p text:style-name="P10">Cette réponse doit mentionner vos coordonnées et, si vous êtes représenté par un avocat, le nom de celui-ci et ses coordonnées.</text:p>
      <text:p text:style-name="P22">Lieu du dépôt de la demande en justice</text:p>
      <text:p text:style-name="P10">Cette demande est, sauf exceptions, entendue dans le district judiciaire où est situé votre domicile ou, à défaut, votre résidence ou le domicile que vous avez élu ou <text:soft-page-break/>convenu avec le demandeur. Si elle n’a pas été déposée dans le district où elle peut être entendue et que vous voulez qu’elle y soit transférée, vous pouvez présenter une demande au tribunal à cet effet.</text:p>
      <text:p text:style-name="P43"><text:span text:style-name="T1">Cependant, si cette demande porte sur un contrat de travail, de consommation ou d’assurance ou sur l'exercice d'un droit hypothécaire sur l'immeuble vous servant de </text:span><text:span text:style-name="T2">r</text:span><text:span text:style-name="T1">ésidence principale, elle est entendue dans le district où est situé le domicile ou la résidence du salarié, du consommateur ou de l’assuré, qu’il soit demandeur ou défendeur, dans le district où est situé cet immeuble ou dans le district où le sinistre a eu lieu s’il s’agit d’une assurance de biens.. Si cette demande n’a pas été déposée dans le district où elle peut être entendue et que vous voulez qu’elle y soit transférée, vous pouvez, sans qu’une convention contraire puisse vous être opposée, présenter une demande à cet effet au greffier spécial de ce district.</text:span></text:p>
      <text:p text:style-name="P22">Transfert de la demande à la Division des petites créances</text:p>
      <text:p text:style-name="P10">Si vous avez la capacité d'agir comme demandeur suivant les règles relatives au recouvrement des petites créances, vous pouvez communiquer avec le greffier du tribunal pour que cette demande soit traitée selon ces règles. Si vous faites cette demande, les frais de justice du demandeur ne pourront alors excéder le montant des frais prévus pour le recouvrement des petites créances.</text:p>
      <text:p text:style-name="P22">Convocation à une conférence de gestion</text:p>
      <text:p text:style-name="P10">Dans les 20 jours suivant le dépôt du protocole mentionné plus haut, le tribunal pourra vous convoquer à une conférence de gestion en vue d’assurer le bon déroulement de l’instance. À défaut, ce protocole sera présumé accepté.</text:p>
      <text:p text:style-name="P22">Demande accompagnée d'un avis de présentation</text:p>
      <text:p text:style-name="P41"><text:span text:style-name="T1">Une demande présentée en cours d’instance, une demande visée par les livres III ou V, à l’exception notamment de celles portant sur les matières familiales mentionnées à </text:span><text:span text:style-name="T2">l</text:span><text:span text:style-name="T1">’article 409 et de celles relatives aux sûretés mentionnées à l’article 480, ou encore certaines demandes visées par le livre VI du Code, dont le pourvoi en contrôle judiciaire, sont accompagnées, non pas d’un avis d’assignation, mais d’un avis de présentation. Dans ce cas, la préparation d’un protocole de l’instance n’est pas requise.</text:span></text:p>
      <text:p text:style-name="P21"/>
      <text:p text:style-name="P21"/>
      <text:p text:style-name="P14">Québec, le <text:span text:style-name="T146">20</text:span><text:span text:style-name="T122"> mars 2023</text:span></text:p>
      <text:p text:style-name="P3"/>
      <text:p text:style-name="P44">________________________________</text:p>
      <text:p text:style-name="P87">Vincent Dallaire</text:p>
      <text:p text:style-name="P76"><text:span text:style-name="T159">Courriel</text:span></text:p>
      <text:p text:style-name="P86"><text:span text:style-name="T157">A</text:span>dres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CA"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ab-stops>
          <style:tab-stop style:position="-0.7874in"/>
        </style:tab-stops>
      </style:paragraph-properties>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0pt" style:font-weight-complex="bold" fo:hyphenate="false" fo:hyphenation-remain-char-count="2" fo:hyphenation-push-char-count="2" loext:hyphenation-no-caps="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hyphenation-ladder-count="no-limit" fo:keep-with-next="always"/>
      <style:text-properties fo:font-size="14pt" fo:font-style="italic" style:font-size-asian="14pt" style:font-style-asian="italic" style:font-size-complex="10pt"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urier New" fo:font-family="'Courier New'" style:font-family-generic="modern" style:font-name-complex="Courier New" style:font-family-complex="'Courier New'" style:font-family-generic-complex="modern" style:font-size-complex="10pt"/>
    </style:style>
    <style:style style:name="Date" style:family="paragraph" style:parent-style-name="Standard">
      <style:paragraph-properties fo:margin-left="3.9374in" fo:margin-right="0in" fo:text-indent="0in" style:auto-text-indent="false" style:text-autospace="none" style:punctuation-wrap="simple" style:vertical-align="baseline"/>
      <style:text-properties style:font-size-complex="10pt"/>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text-properties style:font-name="Courier New" fo:font-family="'Courier New'" style:font-family-generic="moder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font-size="10pt" style:font-size-asian="10pt" style:font-size-complex="10pt"/>
    </style:style>
    <style:style style:name="texte1" style:family="paragraph" style:parent-style-name="Standard">
      <style:paragraph-properties fo:margin-top="0.1945in" fo:margin-bottom="0.1043in" style:contextual-spacing="false" style:line-height-at-least="0.1874in"/>
      <style:text-properties fo:color="#666666" loext:opacity="100%" fo:font-size="8.5pt" style:font-size-asian="8.5pt" style:font-size-complex="8.5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fo:font-family="'Arial Narrow'" style:font-family-generic="swiss" style:font-pitch="variable" fo:font-style="normal" fo:font-weight="normal" style:font-style-asian="normal" style:font-weight-asian="normal" style:font-name-complex="Arial Narrow" style:font-family-complex="'Arial Narrow'" style:font-family-generic-complex="swiss" style:font-pitch-complex="variable"/>
    </style:style>
    <style:style style:name="WW8Num7z1" style:family="text">
      <style:text-properties fo:font-style="normal" style:font-style-asian="norma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Narrow" fo:font-family="'Arial Narrow'" style:font-family-generic="swiss" style:font-pitch="variable" fo:font-style="normal" fo:font-weight="normal" style:font-style-asian="normal" style:font-weight-asian="normal" style:font-name-complex="Arial Narrow" style:font-family-complex="'Arial Narrow'"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Arial Narrow" fo:font-family="'Arial Narrow'" style:font-family-generic="swiss" style:font-pitch="variable" fo:font-style="normal" fo:font-weight="normal" style:font-style-asian="normal" style:font-weight-asian="normal" style:font-name-complex="Arial Narrow" style:font-family-complex="'Arial Narrow'" style:font-family-generic-complex="swiss" style:font-pitch-complex="variable"/>
    </style:style>
    <style:style style:name="WW8Num11z1" style:family="text"/>
    <style:style style:name="WW8Num11z2" style:family="text">
      <style:text-properties style:font-name="Courier New" fo:font-family="'Courier New'" style:font-family-generic="modern" fo:font-style="normal" fo:font-weight="normal" style:font-style-asian="normal" style:font-weight-asian="normal" style:font-name-complex="Courier New" style:font-family-complex="'Courier New'" style:font-family-generic-complex="modern"/>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Narrow" fo:font-family="'Arial Narrow'" style:font-family-generic="swiss" style:font-pitch="variable" fo:font-style="normal" fo:font-weight="normal" style:font-style-asian="normal" style:font-weight-asian="normal" style:font-name-complex="Arial Narrow" style:font-family-complex="'Arial Narrow'"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tyle="normal" style:font-style-asian="norma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1" fo:font-family="Arial" style:font-family-generic="swiss" style:font-pitch="variable" fo:font-style="normal" fo:font-weight="normal" style:font-style-asian="normal" style:font-weight-asian="normal" style:font-name-complex="Arial1" style:font-family-complex="Arial" style:font-family-generic-complex="swiss" style:font-pitch-complex="variable"/>
    </style:style>
    <style:style style:name="WW8Num20z1" style:family="text"/>
    <style:style style:name="WW8Num20z2" style:family="text">
      <style:text-properties style:font-name="Courier New" fo:font-family="'Courier New'" style:font-family-generic="modern" fo:font-style="normal" fo:font-weight="normal" style:font-style-asian="normal" style:font-weight-asian="normal" style:font-name-complex="Courier New" style:font-family-complex="'Courier New'" style:font-family-generic-complex="modern"/>
    </style:style>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Default_20_Paragraph_20_Font" style:display-name="Default Paragraph Font" style:family="text"/>
    <style:style style:name="nobold" style:family="text">
      <style:text-properties fo:font-size="13.5pt" fo:font-weight="bold" style:font-size-asian="13.5pt" style:font-weight-asian="bold" style:font-size-complex="13.5pt" style:font-weight-complex="bold"/>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er_20_Char" style:display-name="Footer Char" style:family="text">
      <style:text-properties style:font-name="Courier New" fo:font-family="'Courier New'" style:font-family-generic="modern" fo:font-size="12pt" style:font-size-asian="12pt" style:font-name-complex="Courier New" style:font-family-complex="'Courier New'" style:font-family-generic-complex="modern"/>
    </style:style>
    <style:style style:name="Internet_20_link" style:display-name="Internet link" style:family="text">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iece" style:family="text">
      <style:text-properties fo:color="#000000" loext:opacity="100%" style:font-name="Arial1" fo:font-family="Arial" style:font-family-generic="swiss" style:font-pitch="variable" fo:font-size="11pt" fo:letter-spacing="normal" fo:language="fr" fo:country="CA" fo:font-weight="bold" officeooo:rsid="001d0a51" fo:background-color="transparent"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Arial1" fo:font-size="10pt" fo:language="en" fo:country="CA" fo:font-style="italic" style:font-size-asian="10pt" style:font-style-asian="italic" style:font-name-complex="Arial1" style:font-style-complex="italic"/>
    </style:style>
    <style:page-layout style:name="Mpm1">
      <style:page-layout-properties fo:page-width="8.5in" fo:page-height="11in" style:num-format="1" style:print-orientation="portrait" fo:margin-top="1in" fo:margin-bottom="0.4917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71in" fo:margin-left="0in" fo:margin-right="0in" fo:margin-top="0.4681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12</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NADA</dc:title>
    <meta:initial-creator>SEC-Lachance</meta:initial-creator>
    <meta:creation-date>2021-03-22T12:47:00</meta:creation-date>
    <dc:date>2023-03-21T19:28:26.815478133</dc:date>
    <meta:editing-cycles>89</meta:editing-cycles>
    <meta:editing-duration>PT7H31M22S</meta:editing-duration>
    <meta:generator>LibreOffice/7.3.7.2$Linux_X86_64 LibreOffice_project/30$Build-2</meta:generator>
    <meta:document-statistic meta:table-count="2" meta:image-count="0" meta:object-count="0" meta:page-count="12" meta:paragraph-count="224" meta:word-count="4899" meta:character-count="30708" meta:non-whitespace-character-count="26054"/>
  </office:meta>
</office:document-meta>
</file>